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variable"/>
    <style:font-face style:name="Garamond" svg:font-family="Garamond" style:font-family-generic="roman"/>
    <style:font-face style:name="Garamond1" svg:font-family="Garamond" style:font-family-generic="roman"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20.5cm" fo:margin-top="0cm" fo:margin-bottom="0cm" table:align="left" style:writing-mode="lr-tb"/>
    </style:style>
    <style:style style:name="Table1.A" style:family="table-column">
      <style:table-column-properties style:column-width="0.773cm"/>
    </style:style>
    <style:style style:name="Table1.B" style:family="table-column">
      <style:table-column-properties style:column-width="15.706cm"/>
    </style:style>
    <style:style style:name="Table1.C" style:family="table-column">
      <style:table-column-properties style:column-width="4.022cm"/>
    </style:style>
    <style:style style:name="Table1.1" style:family="table-row">
      <style:table-row-properties style:min-row-height="0.141cm" fo:keep-together="always"/>
    </style:style>
    <style:style style:name="Table1.A1" style:family="table-cell">
      <style:table-cell-properties fo:padding-left="0.191cm" fo:padding-right="0.191cm" fo:padding-top="0cm" fo:padding-bottom="0cm" fo:border="none"/>
    </style:style>
    <style:style style:name="Table1.3" style:family="table-row">
      <style:table-row-properties fo:keep-together="auto"/>
    </style:style>
    <style:style style:name="Table1.4" style:family="table-row">
      <style:table-row-properties style:min-row-height="0.741cm" fo:keep-together="always"/>
    </style:style>
    <style:style style:name="Table1.5" style:family="table-row">
      <style:table-row-properties fo:keep-together="auto"/>
    </style:style>
    <style:style style:name="Table1.6" style:family="table-row">
      <style:table-row-properties fo:keep-together="always"/>
    </style:style>
    <style:style style:name="Table1.7" style:family="table-row">
      <style:table-row-properties fo:keep-together="auto"/>
    </style:style>
    <style:style style:name="Table1.8" style:family="table-row">
      <style:table-row-properties fo:keep-together="always"/>
    </style:style>
    <style:style style:name="Table1.9" style:family="table-row">
      <style:table-row-properties fo:keep-together="auto"/>
    </style:style>
    <style:style style:name="Table1.10" style:family="table-row">
      <style:table-row-properties fo:keep-together="always"/>
    </style:style>
    <style:style style:name="Table1.11" style:family="table-row">
      <style:table-row-properties style:min-row-height="2.81cm" fo:keep-together="auto"/>
    </style:style>
    <style:style style:name="P1" style:family="paragraph" style:parent-style-name="Header">
      <style:paragraph-properties fo:margin-left="0cm" fo:margin-right="0cm" style:line-height-at-least="0.423cm" fo:text-align="end" style:justify-single-word="false" fo:text-indent="0cm" style:auto-text-indent="false">
        <style:tab-stops>
          <style:tab-stop style:position="0cm"/>
        </style:tab-stops>
      </style:paragraph-properties>
    </style:style>
    <style:style style:name="P2" style:family="paragraph" style:parent-style-name="Header">
      <style:paragraph-properties fo:margin-left="0cm" fo:margin-right="0cm" fo:text-indent="0cm" style:auto-text-indent="false"/>
    </style:style>
    <style:style style:name="P3" style:family="paragraph" style:parent-style-name="Standard">
      <style:paragraph-properties fo:text-align="center" style:justify-single-word="false"/>
    </style:style>
    <style:style style:name="P4" style:family="paragraph" style:parent-style-name="Section_20_Title">
      <style:paragraph-properties fo:orphans="0" fo:widows="0"/>
      <style:text-properties fo:font-weight="bold" style:font-weight-asian="bold" style:font-name-complex="Arial1" style:font-weight-complex="bold"/>
    </style:style>
    <style:style style:name="P5" style:family="paragraph" style:parent-style-name="Section_20_Title">
      <style:paragraph-properties fo:orphans="0" fo:widows="0"/>
      <style:text-properties fo:font-weight="bold" style:font-weight-asian="bold" style:font-weight-complex="bold"/>
    </style:style>
    <style:style style:name="P6"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ac859c" style:font-weight-asian="bold" style:font-weight-complex="bold"/>
    </style:style>
    <style:style style:name="P7"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style:font-weight-asian="bold" style:font-weight-complex="bold"/>
    </style:style>
    <style:style style:name="P8"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4a4d7e" style:font-weight-asian="bold" style:font-weight-complex="bold"/>
    </style:style>
    <style:style style:name="P9"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53406b" style:font-weight-asian="bold" style:font-weight-complex="bold"/>
    </style:style>
    <style:style style:name="P10" style:family="paragraph" style:parent-style-name="Job_20_Title">
      <style:paragraph-properties fo:orphans="0" fo:widows="0"/>
      <style:text-properties fo:font-weight="bold" style:font-weight-asian="bold" style:font-weight-complex="bold"/>
    </style:style>
    <style:style style:name="P11" style:family="paragraph" style:parent-style-name="Achievement">
      <style:paragraph-properties fo:orphans="0" fo:widows="0">
        <style:tab-stops>
          <style:tab-stop style:position="2.54cm"/>
          <style:tab-stop style:position="15.826cm" style:type="right"/>
        </style:tab-stops>
      </style:paragraph-properties>
      <style:text-properties fo:font-weight="bold" officeooo:paragraph-rsid="01387a21" style:font-weight-asian="bold" style:font-weight-complex="bold"/>
    </style:style>
    <style:style style:name="P12" style:family="paragraph" style:parent-style-name="Standard">
      <style:text-properties fo:font-weight="bold" style:font-weight-asian="bold" style:font-weight-complex="bold"/>
    </style:style>
    <style:style style:name="P13" style:family="paragraph" style:parent-style-name="Section_20_Title">
      <style:paragraph-properties fo:orphans="0" fo:widows="0"/>
      <style:text-properties style:font-name="Garamond" fo:font-weight="bold" style:font-weight-asian="bold" style:font-name-complex="Arial1" style:font-weight-complex="bold"/>
    </style:style>
    <style:style style:name="P14" style:family="paragraph" style:parent-style-name="No_20_Title">
      <style:paragraph-properties fo:orphans="0" fo:widows="0"/>
    </style:style>
    <style:style style:name="P15" style:family="paragraph" style:parent-style-name="Achievement">
      <style:paragraph-properties fo:orphans="0" fo:widows="0"/>
    </style:style>
    <style:style style:name="P16" style:family="paragraph" style:parent-style-name="Achievement">
      <style:paragraph-properties fo:margin-left="0.432cm" fo:margin-right="0cm" fo:margin-top="0.106cm" fo:margin-bottom="0.106cm" style:contextual-spacing="false" fo:orphans="0" fo:widows="0" fo:text-indent="-0.432cm" style:auto-text-indent="false"/>
    </style:style>
    <style:style style:name="P17" style:family="paragraph" style:parent-style-name="Achievement">
      <style:paragraph-properties fo:margin-left="0cm" fo:margin-right="0cm" fo:margin-top="0.106cm" fo:margin-bottom="0.106cm" style:contextual-spacing="false" fo:orphans="0" fo:widows="0" fo:text-indent="0cm" style:auto-text-indent="false"/>
    </style:style>
    <style:style style:name="P18" style:family="paragraph" style:parent-style-name="Achievement">
      <style:paragraph-properties fo:margin-left="0.423cm" fo:margin-right="0cm" fo:orphans="0" fo:widows="0" fo:text-indent="0cm" style:auto-text-indent="false"/>
    </style:style>
    <style:style style:name="P19" style:family="paragraph" style:parent-style-name="Achievement">
      <style:paragraph-properties fo:orphans="0" fo:widows="0"/>
      <style:text-properties officeooo:paragraph-rsid="0138af7c"/>
    </style:style>
    <style:style style:name="P20" style:family="paragraph" style:parent-style-name="Achievement">
      <style:paragraph-properties fo:orphans="0" fo:widows="0"/>
      <style:text-properties officeooo:paragraph-rsid="00571b6b"/>
    </style:style>
    <style:style style:name="P21"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officeooo:paragraph-rsid="00ebbb3d"/>
    </style:style>
    <style:style style:name="P22"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officeooo:paragraph-rsid="00c11d6f"/>
    </style:style>
    <style:style style:name="P23" style:family="paragraph" style:parent-style-name="Company_20_Name_20_One">
      <style:paragraph-properties fo:orphans="0" fo:widows="0">
        <style:tab-stops>
          <style:tab-stop style:position="-21.893cm" style:type="right"/>
          <style:tab-stop style:position="2.54cm"/>
          <style:tab-stop style:position="13.78cm" style:type="right"/>
        </style:tab-stops>
      </style:paragraph-properties>
    </style:style>
    <style:style style:name="P24" style:family="paragraph" style:parent-style-name="Institution">
      <style:paragraph-properties fo:orphans="0" fo:widows="0">
        <style:tab-stops>
          <style:tab-stop style:position="2.54cm"/>
          <style:tab-stop style:position="13.78cm" style:type="right"/>
        </style:tab-stops>
      </style:paragraph-properties>
    </style:style>
    <style:style style:name="P25" style:family="paragraph" style:parent-style-name="Institution">
      <style:paragraph-properties fo:margin-left="0cm" fo:margin-right="-0.455cm" fo:orphans="0" fo:widows="0" fo:text-indent="0cm" style:auto-text-indent="false">
        <style:tab-stops>
          <style:tab-stop style:position="2.54cm"/>
          <style:tab-stop style:position="15.826cm" style:type="right"/>
          <style:tab-stop style:position="16.122cm"/>
        </style:tab-stops>
      </style:paragraph-properties>
      <style:text-properties officeooo:paragraph-rsid="011323cf"/>
    </style:style>
    <style:style style:name="P26" style:family="paragraph" style:parent-style-name="Institution">
      <style:paragraph-properties fo:margin-left="0cm" fo:margin-right="-0.455cm" fo:orphans="0" fo:widows="0" fo:text-indent="0cm" style:auto-text-indent="false">
        <style:tab-stops>
          <style:tab-stop style:position="2.54cm"/>
          <style:tab-stop style:position="15.826cm" style:type="right"/>
          <style:tab-stop style:position="16.122cm"/>
        </style:tab-stops>
      </style:paragraph-properties>
      <style:text-properties officeooo:paragraph-rsid="00b46ea5"/>
    </style:style>
    <style:style style:name="P27" style:family="paragraph" style:parent-style-name="Institution">
      <style:paragraph-properties fo:orphans="0" fo:widows="0">
        <style:tab-stops>
          <style:tab-stop style:position="2.54cm"/>
          <style:tab-stop style:position="15.826cm" style:type="right"/>
        </style:tab-stops>
      </style:paragraph-properties>
      <style:text-properties officeooo:paragraph-rsid="002002fc"/>
    </style:style>
    <style:style style:name="P28" style:family="paragraph" style:parent-style-name="Institution">
      <style:paragraph-properties fo:orphans="0" fo:widows="0">
        <style:tab-stops>
          <style:tab-stop style:position="2.54cm"/>
          <style:tab-stop style:position="15.826cm" style:type="right"/>
        </style:tab-stops>
      </style:paragraph-properties>
    </style:style>
    <style:style style:name="P29" style:family="paragraph" style:parent-style-name="Institution">
      <style:paragraph-properties fo:orphans="0" fo:widows="0">
        <style:tab-stops>
          <style:tab-stop style:position="2.54cm"/>
          <style:tab-stop style:position="15.826cm" style:type="right"/>
        </style:tab-stops>
      </style:paragraph-properties>
      <style:text-properties officeooo:paragraph-rsid="01387a21"/>
    </style:style>
    <style:style style:name="P30" style:family="paragraph" style:parent-style-name="Standard">
      <style:paragraph-properties fo:orphans="0" fo:widows="0"/>
    </style:style>
    <style:style style:name="P31" style:family="paragraph" style:parent-style-name="Achievement">
      <style:paragraph-properties fo:margin-top="0cm" fo:margin-bottom="0cm" style:contextual-spacing="false" fo:line-height="100%" fo:orphans="0" fo:widows="0"/>
    </style:style>
    <style:style style:name="P32" style:family="paragraph" style:parent-style-name="Standard">
      <style:paragraph-properties fo:text-align="justify" style:justify-single-word="false" fo:orphans="0" fo:widows="0"/>
      <style:text-properties style:font-name="Calibri" fo:font-weight="normal" officeooo:rsid="00ad2b78" officeooo:paragraph-rsid="0142babd" fo:background-color="#fefefe" style:font-weight-asian="normal" style:font-name-complex="Calibri2" style:font-weight-complex="normal"/>
    </style:style>
    <style:style style:name="P33" style:family="paragraph" style:parent-style-name="Standard">
      <style:paragraph-properties fo:text-align="justify" style:justify-single-word="false" fo:orphans="0" fo:widows="0"/>
      <style:text-properties style:font-name="Calibri" fo:font-weight="normal" officeooo:rsid="00c42698" officeooo:paragraph-rsid="0142babd" fo:background-color="#fefefe" style:font-weight-asian="normal" style:font-name-complex="Calibri2" style:font-weight-complex="normal"/>
    </style:style>
    <style:style style:name="P34" style:family="paragraph" style:parent-style-name="Standard">
      <style:paragraph-properties fo:text-align="justify" style:justify-single-word="false" fo:orphans="0" fo:widows="0"/>
      <style:text-properties style:font-name="Calibri" fo:font-weight="normal" officeooo:paragraph-rsid="00c11d6f" fo:background-color="#fefefe" style:font-weight-asian="normal" style:font-name-complex="Calibri2" style:font-weight-complex="normal"/>
    </style:style>
    <style:style style:name="P35" style:family="paragraph" style:parent-style-name="Standard">
      <style:paragraph-properties fo:text-align="justify" style:justify-single-word="false" fo:orphans="0" fo:widows="0"/>
      <style:text-properties style:font-name="Calibri" fo:font-weight="normal" officeooo:paragraph-rsid="00ac859c" fo:background-color="#fefefe" style:font-weight-asian="normal" style:font-name-complex="Calibri2" style:font-weight-complex="normal"/>
    </style:style>
    <style:style style:name="P36" style:family="paragraph" style:parent-style-name="Standard">
      <style:paragraph-properties fo:text-align="justify" style:justify-single-word="false" fo:orphans="0" fo:widows="0"/>
      <style:text-properties style:font-name="Calibri" fo:font-weight="normal" officeooo:paragraph-rsid="0043bc76" fo:background-color="#fefefe" style:font-weight-asian="normal" style:font-name-complex="Calibri2" style:font-weight-complex="normal"/>
    </style:style>
    <style:style style:name="P37" style:family="paragraph" style:parent-style-name="Standard">
      <style:paragraph-properties fo:text-align="justify" style:justify-single-word="false" fo:orphans="0" fo:widows="0"/>
      <style:text-properties style:font-name="Calibri" fo:font-weight="normal" officeooo:paragraph-rsid="00451362" fo:background-color="#ffffff" style:font-weight-asian="normal" style:font-name-complex="Calibri2" style:font-weight-complex="normal"/>
    </style:style>
    <style:style style:name="P38" style:family="paragraph" style:parent-style-name="Standard">
      <style:paragraph-properties fo:text-align="justify" style:justify-single-word="false" fo:orphans="0" fo:widows="0"/>
      <style:text-properties style:font-name="Calibri" fo:font-weight="normal" officeooo:paragraph-rsid="0054bfd9" fo:background-color="#ffffff" style:font-weight-asian="normal" style:font-name-complex="Calibri2" style:font-weight-complex="normal"/>
    </style:style>
    <style:style style:name="P39" style:family="paragraph" style:parent-style-name="Standard">
      <style:paragraph-properties fo:text-align="justify" style:justify-single-word="false" fo:orphans="0" fo:widows="0"/>
      <style:text-properties style:font-name="Calibri" fo:font-weight="normal" officeooo:paragraph-rsid="00486713" style:font-weight-asian="normal" style:font-name-complex="Calibri2" style:font-weight-complex="normal"/>
    </style:style>
    <style:style style:name="P40" style:family="paragraph" style:parent-style-name="Standard">
      <style:paragraph-properties fo:text-align="justify" style:justify-single-word="false" fo:orphans="0" fo:widows="0"/>
      <style:text-properties style:font-name="Calibri" fo:font-weight="normal" officeooo:paragraph-rsid="004a4d7e" style:font-weight-asian="normal" style:font-name-complex="Calibri2" style:font-weight-complex="normal"/>
    </style:style>
    <style:style style:name="P41" style:family="paragraph" style:parent-style-name="Standard">
      <style:paragraph-properties fo:text-align="justify" style:justify-single-word="false" fo:orphans="0" fo:widows="0"/>
      <style:text-properties style:font-name="Calibri" fo:font-weight="normal" officeooo:paragraph-rsid="0053406b" style:font-weight-asian="normal" style:font-name-complex="Calibri2" style:font-weight-complex="normal"/>
    </style:style>
    <style:style style:name="P42" style:family="paragraph" style:parent-style-name="List_20_Paragraph">
      <style:paragraph-properties fo:text-align="justify" style:justify-single-word="false" fo:orphans="0" fo:widows="0" fo:hyphenation-ladder-count="no-limit"/>
      <style:text-properties style:font-name="Calibri" fo:font-size="10pt" officeooo:paragraph-rsid="004acee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style:paragraph-properties fo:text-align="justify" style:justify-single-word="false" fo:orphans="0" fo:widows="0"/>
      <style:text-properties style:font-name="Calibri" fo:font-weight="bold" officeooo:paragraph-rsid="00451362" fo:background-color="#ffffff" style:font-weight-asian="bold" style:font-name-complex="Calibri2" style:font-weight-complex="bold"/>
    </style:style>
    <style:style style:name="P44" style:family="paragraph" style:parent-style-name="Job_20_Title">
      <style:paragraph-properties fo:orphans="0" fo:widows="0"/>
      <style:text-properties style:font-name="Garamond1" fo:font-size="11.5pt" fo:letter-spacing="0.009cm" fo:language="en" fo:country="US" fo:font-style="italic" fo:font-weight="bold" officeooo:rsid="00ac859c" officeooo:paragraph-rsid="00c11d6f" style:font-size-asian="11.5pt" style:font-style-asian="italic" style:font-weight-asian="bold" style:font-weight-complex="bold"/>
    </style:style>
    <style:style style:name="P45" style:family="paragraph" style:parent-style-name="Job_20_Title">
      <style:paragraph-properties fo:orphans="0" fo:widows="0"/>
      <style:text-properties style:font-name="Garamond1" fo:font-size="11.5pt" fo:letter-spacing="0.009cm" fo:language="en" fo:country="US" fo:font-style="italic" fo:font-weight="bold" officeooo:rsid="00ac859c" officeooo:paragraph-rsid="00ac859c" style:font-size-asian="11.5pt" style:font-style-asian="italic" style:font-weight-asian="bold" style:font-weight-complex="bold"/>
    </style:style>
    <style:style style:name="P46" style:family="paragraph" style:parent-style-name="Job_20_Title">
      <style:paragraph-properties fo:orphans="0" fo:widows="0"/>
      <style:text-properties style:font-name="Garamond1" fo:font-size="11.5pt" fo:letter-spacing="0.009cm" fo:language="en" fo:country="US" fo:font-style="italic" fo:font-weight="bold" officeooo:rsid="004adf5e" officeooo:paragraph-rsid="004adf5e" style:font-size-asian="11.5pt" style:font-style-asian="italic" style:font-weight-asian="bold" style:font-weight-complex="bold"/>
    </style:style>
    <style:style style:name="P47" style:family="paragraph" style:parent-style-name="Job_20_Title">
      <style:paragraph-properties fo:orphans="0" fo:widows="0"/>
      <style:text-properties style:font-name="Garamond1" fo:font-size="11.5pt" fo:letter-spacing="0.009cm" fo:language="en" fo:country="US" fo:font-style="italic" fo:font-weight="bold" officeooo:rsid="0053406b" officeooo:paragraph-rsid="0053406b" style:font-size-asian="11.5pt" style:font-style-asian="italic" style:font-weight-asian="bold" style:font-weight-complex="bold"/>
    </style:style>
    <style:style style:name="P48" style:family="paragraph" style:parent-style-name="Standard">
      <style:paragraph-properties fo:text-align="justify" style:justify-single-word="false" fo:orphans="0" fo:widows="0"/>
      <style:text-properties fo:font-weight="normal" officeooo:rsid="00c42698" officeooo:paragraph-rsid="00c42698" style:font-weight-asian="normal" style:font-weight-complex="normal"/>
    </style:style>
    <style:style style:name="P49" style:family="paragraph" style:parent-style-name="Standard">
      <style:paragraph-properties fo:text-align="justify" style:justify-single-word="false" fo:orphans="0" fo:widows="0"/>
      <style:text-properties fo:font-weight="normal" officeooo:paragraph-rsid="00ad2b78" style:font-weight-asian="normal" style:font-weight-complex="normal"/>
    </style:style>
    <style:style style:name="P50" style:family="paragraph" style:parent-style-name="Standard">
      <style:paragraph-properties fo:text-align="justify" style:justify-single-word="false" fo:orphans="0" fo:widows="0"/>
      <style:text-properties fo:font-weight="normal" officeooo:paragraph-rsid="0043bc76" style:font-weight-asian="normal" style:font-weight-complex="normal"/>
    </style:style>
    <style:style style:name="P51" style:family="paragraph" style:parent-style-name="Standard">
      <style:paragraph-properties fo:text-align="justify" style:justify-single-word="false" fo:orphans="0" fo:widows="0"/>
      <style:text-properties fo:font-weight="normal" officeooo:paragraph-rsid="004a4d7e" style:font-weight-asian="normal" style:font-weight-complex="normal"/>
    </style:style>
    <style:style style:name="P52" style:family="paragraph" style:parent-style-name="Standard">
      <style:text-properties fo:font-size="2pt" fo:font-weight="bold" style:font-size-asian="2pt" style:font-weight-asian="bold" style:font-size-complex="2pt" style:font-weight-complex="bold"/>
    </style:style>
    <style:style style:name="P53" style:family="paragraph" style:parent-style-name="Name" style:master-page-name="First_20_Page">
      <style:paragraph-properties fo:margin-top="0cm" fo:margin-bottom="0.212cm" style:contextual-spacing="false" style:page-number="auto"/>
      <style:text-properties fo:font-size="20pt" style:font-size-asian="20pt" style:font-size-complex="20pt"/>
    </style:style>
    <style:style style:name="P54" style:family="paragraph" style:parent-style-name="Achievement" style:list-style-name="WWNum1">
      <style:paragraph-properties fo:margin-top="0cm" fo:margin-bottom="0cm" style:contextual-spacing="false" fo:line-height="100%" fo:orphans="0" fo:widows="0"/>
    </style:style>
    <style:style style:name="P55" style:family="paragraph" style:parent-style-name="Achievement" style:list-style-name="WWNum4">
      <style:paragraph-properties fo:orphans="0" fo:widows="0"/>
    </style:style>
    <style:style style:name="P56" style:family="paragraph" style:parent-style-name="Achievement" style:list-style-name="WWNum4">
      <style:paragraph-properties fo:orphans="0" fo:widows="0"/>
      <style:text-properties style:font-name="Calibri1" fo:font-size="10pt" style:font-size-asian="10pt" style:font-size-complex="10pt"/>
    </style:style>
    <style:style style:name="P57" style:family="paragraph" style:parent-style-name="Achievement" style:list-style-name="WWNum5">
      <style:paragraph-properties fo:orphans="0" fo:widows="0"/>
      <style:text-properties style:font-name="Calibri1" fo:font-size="10pt" style:font-size-asian="10pt" style:font-size-complex="10pt"/>
    </style:style>
    <style:style style:name="P58"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officeooo:paragraph-rsid="00f64550" fo:hyphenate="false" fo:hyphenation-remain-char-count="2" fo:hyphenation-push-char-count="2" loext:hyphenation-no-caps="false" loext:hyphenation-no-last-word="false" loext:hyphenation-word-char-count="no-limit" loext:hyphenation-zone="no-limit"/>
    </style:style>
    <style:style style:name="P59"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officeooo:rsid="011f1df3" officeooo:paragraph-rsid="011f1df3" fo:hyphenate="false" fo:hyphenation-remain-char-count="2" fo:hyphenation-push-char-count="2" loext:hyphenation-no-caps="false" loext:hyphenation-no-last-word="false" loext:hyphenation-word-char-count="no-limit" loext:hyphenation-zone="no-limit"/>
    </style:style>
    <style:style style:name="P60"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officeooo:rsid="00f95982" officeooo:paragraph-rsid="00f95982" fo:hyphenate="false" fo:hyphenation-remain-char-count="2" fo:hyphenation-push-char-count="2" loext:hyphenation-no-caps="false" loext:hyphenation-no-last-word="false" loext:hyphenation-word-char-count="no-limit" loext:hyphenation-zone="no-limit"/>
    </style:style>
    <style:style style:name="P61"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rsid="011aa1b1" officeooo:paragraph-rsid="011aa1b1"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2"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paragraph-rsid="01154cc4"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3"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paragraph-rsid="01227d6d"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4"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paragraph-rsid="00fbe2ee"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5"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paragraph-rsid="00424753"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6"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rsid="013b6743" officeooo:paragraph-rsid="013b6743"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7"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rsid="002d1129" officeooo:paragraph-rsid="00424753"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8"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rsid="012fe38e" officeooo:paragraph-rsid="012fe38e"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9" style:family="paragraph" style:parent-style-name="List_20_Paragraph" style:list-style-name="WWNum1">
      <style:paragraph-properties fo:text-align="justify" style:justify-single-word="false" fo:hyphenation-ladder-count="no-limit"/>
      <style:text-properties style:font-name="Calibri" fo:font-size="10pt" officeooo:rsid="00b14e0b" officeooo:paragraph-rsid="00c11d6f"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0" style:family="paragraph" style:parent-style-name="List_20_Paragraph" style:list-style-name="WWNum1">
      <style:paragraph-properties fo:text-align="justify" style:justify-single-word="false" fo:hyphenation-ladder-count="no-limit"/>
      <style:text-properties style:font-name="Calibri" fo:font-size="10pt" officeooo:rsid="00b14e0b" officeooo:paragraph-rsid="00b14e0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1" style:family="paragraph" style:parent-style-name="List_20_Paragraph" style:list-style-name="WWNum1">
      <style:paragraph-properties fo:text-align="justify" style:justify-single-word="false" fo:hyphenation-ladder-count="no-limit"/>
      <style:text-properties style:font-name="Calibri" fo:font-size="10pt" officeooo:rsid="00b2486d" officeooo:paragraph-rsid="00b2486d"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2" style:family="paragraph" style:parent-style-name="List_20_Paragraph" style:list-style-name="WWNum1">
      <style:paragraph-properties fo:text-align="justify" style:justify-single-word="false" fo:hyphenation-ladder-count="no-limit"/>
      <style:text-properties style:font-name="Calibri" fo:font-size="10pt" officeooo:paragraph-rsid="004ec9dc"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3" style:family="paragraph" style:parent-style-name="List_20_Paragraph" style:list-style-name="WWNum4">
      <style:paragraph-properties fo:text-align="justify" style:justify-single-word="false" fo:hyphenation-ladder-count="no-limit"/>
      <style:text-properties style:font-name="Calibri" fo:font-size="10pt" officeooo:paragraph-rsid="004cd384"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4" style:family="paragraph" style:parent-style-name="List_20_Paragraph" style:list-style-name="WWNum4">
      <style:paragraph-properties fo:text-align="justify" style:justify-single-word="false" fo:hyphenation-ladder-count="no-limit"/>
      <style:text-properties style:font-name="Calibri" fo:font-size="10pt" officeooo:paragraph-rsid="00e1cfdc"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5" style:family="paragraph" style:parent-style-name="List_20_Paragraph" style:list-style-name="WWNum4">
      <style:paragraph-properties fo:text-align="justify" style:justify-single-word="false" fo:hyphenation-ladder-count="no-limit"/>
      <style:text-properties style:font-name="Calibri" fo:font-size="10pt" officeooo:paragraph-rsid="004adf5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6" style:family="paragraph" style:parent-style-name="List_20_Paragraph" style:list-style-name="WWNum4">
      <style:paragraph-properties fo:text-align="justify" style:justify-single-word="false" fo:hyphenation-ladder-count="no-limit"/>
      <style:text-properties style:font-name="Calibri" fo:font-size="10pt" officeooo:paragraph-rsid="004acee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7"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a05b95"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8"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4adf5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9"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9ed41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0"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4acee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1" style:family="paragraph" style:parent-style-name="List_20_Paragraph" style:list-style-name="WWNum5">
      <style:paragraph-properties fo:text-align="justify" style:justify-single-word="false" fo:orphans="0" fo:widows="0" fo:hyphenation-ladder-count="no-limit"/>
      <style:text-properties style:font-name="Calibri" fo:font-size="10pt" officeooo:paragraph-rsid="00a1c63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2" style:family="paragraph" style:parent-style-name="List_20_Paragraph" style:list-style-name="WWNum1">
      <style:paragraph-properties fo:text-align="justify" style:justify-single-word="false" fo:hyphenation-ladder-count="no-limit"/>
      <style:text-properties style:font-name="Calibri" fo:font-size="10pt" officeooo:rsid="00a7ccb1" officeooo:paragraph-rsid="00a7ccb1"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3" style:family="paragraph" style:parent-style-name="List_20_Paragraph" style:list-style-name="WWNum1">
      <style:text-properties style:font-name="Calibri" fo:font-size="10pt" officeooo:paragraph-rsid="004ec9dc" fo:background-color="transparent" style:font-size-asian="10pt" style:font-name-complex="Calibri2" style:font-size-complex="10pt"/>
    </style:style>
    <style:style style:name="P84" style:family="paragraph" style:parent-style-name="List_20_Paragraph" style:list-style-name="WWNum1">
      <style:paragraph-properties fo:margin-top="0cm" fo:margin-bottom="0cm" style:contextual-spacing="false" fo:line-height="100%" fo:orphans="0" fo:widows="0"/>
      <style:text-properties style:font-name="Calibri" fo:font-size="10pt" officeooo:paragraph-rsid="004ec9dc" fo:background-color="transparent" style:font-size-asian="10pt" style:font-name-complex="Calibri2" style:font-size-complex="10pt"/>
    </style:style>
    <style:style style:name="P85" style:family="paragraph" style:parent-style-name="List_20_Paragraph" style:list-style-name="WWNum1">
      <style:paragraph-properties fo:margin-top="0cm" fo:margin-bottom="0cm" style:contextual-spacing="false" fo:line-height="100%" fo:orphans="0" fo:widows="0"/>
      <style:text-properties style:font-name="Calibri" fo:font-size="10pt" officeooo:rsid="0085200a" officeooo:paragraph-rsid="0085200a" fo:background-color="transparent" style:font-size-asian="10pt" style:font-name-complex="Calibri2" style:font-size-complex="10pt"/>
    </style:style>
    <style:style style:name="P86" style:family="paragraph" style:parent-style-name="List_20_Paragraph" style:list-style-name="WWNum1">
      <style:paragraph-properties fo:margin-top="0cm" fo:margin-bottom="0cm" style:contextual-spacing="false" fo:line-height="100%" fo:text-align="justify" style:justify-single-word="false" fo:orphans="0" fo:widows="0" fo:hyphenation-ladder-count="no-limit"/>
      <style:text-properties style:font-name="Calibri" fo:font-size="10pt" officeooo:rsid="0085200a" officeooo:paragraph-rsid="00a05b95"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7" style:family="paragraph" style:parent-style-name="List_20_Paragraph" style:list-style-name="WWNum4">
      <style:paragraph-properties fo:text-align="justify" style:justify-single-word="false" fo:hyphenation-ladder-count="no-limit"/>
      <style:text-properties style:font-name="Calibri" fo:font-size="10pt" officeooo:rsid="00ddf7c9" officeooo:paragraph-rsid="00ddf7c9"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8" style:family="paragraph" style:parent-style-name="List_20_Paragraph" style:list-style-name="WWNum4">
      <style:paragraph-properties fo:text-align="justify" style:justify-single-word="false" fo:hyphenation-ladder-count="no-limit"/>
      <style:text-properties style:font-name="Calibri" fo:font-size="10pt" officeooo:rsid="00a79e0c" officeooo:paragraph-rsid="00a79e0c"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9" style:family="paragraph" style:parent-style-name="List_20_Paragraph" style:list-style-name="WWNum4">
      <style:paragraph-properties fo:text-align="justify" style:justify-single-word="false" fo:hyphenation-ladder-count="no-limit"/>
      <style:text-properties style:font-name="Calibri" fo:font-size="10pt" officeooo:rsid="00a36b58" officeooo:paragraph-rsid="004cd384"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0" style:family="paragraph" style:parent-style-name="List_20_Paragraph" style:list-style-name="WWNum4">
      <style:paragraph-properties fo:text-align="justify" style:justify-single-word="false" fo:hyphenation-ladder-count="no-limit"/>
      <style:text-properties style:font-name="Calibri" fo:font-size="10pt" officeooo:rsid="00a45097" officeooo:paragraph-rsid="00a45097"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1" style:family="paragraph" style:parent-style-name="List_20_Paragraph" style:list-style-name="WWNum4">
      <style:paragraph-properties fo:text-align="justify" style:justify-single-word="false" fo:hyphenation-ladder-count="no-limit"/>
      <style:text-properties style:font-name="Calibri" fo:font-size="10pt" officeooo:rsid="0096684d" officeooo:paragraph-rsid="0096684d"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2" style:family="paragraph" style:parent-style-name="List_20_Paragraph" style:list-style-name="WWNum1">
      <style:paragraph-properties fo:text-align="justify" style:justify-single-word="false" fo:hyphenation-ladder-count="no-limit"/>
      <style:text-properties style:font-name="Calibri" fo:font-size="10pt" fo:language="en" fo:country="US" officeooo:paragraph-rsid="004ec9dc" fo:background-color="transparent"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3" style:family="paragraph" style:parent-style-name="List_20_Paragraph" style:list-style-name="WWNum4">
      <style:paragraph-properties fo:text-align="justify" style:justify-single-word="false" fo:hyphenation-ladder-count="no-limit"/>
      <style:text-properties style:font-name="Calibri" fo:font-size="10pt" fo:language="en" fo:country="US" officeooo:paragraph-rsid="004cd384" fo:background-color="transparent"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4" style:family="paragraph" style:parent-style-name="List_20_Paragraph" style:list-style-name="WWNum4">
      <style:paragraph-properties fo:text-align="justify" style:justify-single-word="false" fo:hyphenation-ladder-count="no-limit"/>
      <style:text-properties style:font-name="Calibri" fo:font-size="10pt" fo:language="en" fo:country="US" officeooo:rsid="00a79e0c" officeooo:paragraph-rsid="00a79e0c" fo:background-color="transparent"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5" style:family="paragraph" style:parent-style-name="List_20_Paragraph" style:list-style-name="WWNum4">
      <style:paragraph-properties fo:text-align="justify" style:justify-single-word="false" fo:hyphenation-ladder-count="no-limit"/>
      <style:text-properties style:font-name="Calibri" fo:font-size="10pt" fo:language="en" fo:country="US" officeooo:paragraph-rsid="004cd384"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6" style:family="paragraph" style:parent-style-name="List_20_Paragraph" style:list-style-name="WWNum4">
      <style:paragraph-properties fo:text-align="justify" style:justify-single-word="false" fo:hyphenation-ladder-count="no-limit"/>
      <style:text-properties style:font-name="Calibri" fo:font-size="10pt" officeooo:paragraph-rsid="004cd384"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7" style:family="paragraph" style:parent-style-name="List_20_Paragraph" style:list-style-name="WWNum1">
      <style:paragraph-properties fo:text-align="justify" style:justify-single-word="false" fo:hyphenation-ladder-count="no-limit"/>
      <style:text-properties style:font-name="Garamond1" fo:font-size="11pt" officeooo:rsid="00ac859c" officeooo:paragraph-rsid="00c11d6f" fo:background-color="transparent" style:font-size-asian="11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8" style:family="paragraph" style:parent-style-name="List_20_Paragraph" style:list-style-name="WWNum1">
      <style:paragraph-properties fo:text-align="justify" style:justify-single-word="false" fo:hyphenation-ladder-count="no-limit"/>
      <style:text-properties style:font-name="Garamond1" fo:font-size="11pt" officeooo:rsid="012b7953" officeooo:paragraph-rsid="012b7953" fo:background-color="transparent" style:font-size-asian="11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9" style:family="paragraph" style:parent-style-name="List_20_Paragraph" style:list-style-name="WWNum1">
      <style:paragraph-properties fo:text-align="justify" style:justify-single-word="false" fo:hyphenation-ladder-count="no-limit"/>
      <style:text-properties officeooo:rsid="00a5cec0" officeooo:paragraph-rsid="00a5cec0" fo:background-color="transparent" fo:hyphenate="false" fo:hyphenation-remain-char-count="2" fo:hyphenation-push-char-count="2" loext:hyphenation-no-caps="false" loext:hyphenation-no-last-word="false" loext:hyphenation-word-char-count="no-limit" loext:hyphenation-zone="no-limit"/>
    </style:style>
    <style:style style:name="P100" style:family="paragraph" style:parent-style-name="List_20_Paragraph" style:list-style-name="WWNum1">
      <style:paragraph-properties fo:text-align="justify" style:justify-single-word="false" fo:hyphenation-ladder-count="no-limit"/>
      <style:text-properties officeooo:paragraph-rsid="004ec9dc" fo:background-color="transparent" fo:hyphenate="false" fo:hyphenation-remain-char-count="2" fo:hyphenation-push-char-count="2" loext:hyphenation-no-caps="false" loext:hyphenation-no-last-word="false" loext:hyphenation-word-char-count="no-limit" loext:hyphenation-zone="no-limit"/>
    </style:style>
    <style:style style:name="P101" style:family="paragraph" style:parent-style-name="List_20_Paragraph" style:list-style-name="WWNum4">
      <style:paragraph-properties fo:text-align="justify" style:justify-single-word="false" fo:hyphenation-ladder-count="no-limit"/>
      <style:text-properties officeooo:paragraph-rsid="004cd384" fo:background-color="transparent" fo:hyphenate="false" fo:hyphenation-remain-char-count="2" fo:hyphenation-push-char-count="2" loext:hyphenation-no-caps="false" loext:hyphenation-no-last-word="false" loext:hyphenation-word-char-count="no-limit" loext:hyphenation-zone="no-limit"/>
    </style:style>
    <style:style style:name="P102" style:family="paragraph" style:parent-style-name="List_20_Paragraph" style:list-style-name="WWNum4">
      <style:paragraph-properties fo:text-align="justify" style:justify-single-word="false" fo:hyphenation-ladder-count="no-limit"/>
      <style:text-properties officeooo:paragraph-rsid="004adf5e" fo:background-color="transparent" fo:hyphenate="false" fo:hyphenation-remain-char-count="2" fo:hyphenation-push-char-count="2" loext:hyphenation-no-caps="false" loext:hyphenation-no-last-word="false" loext:hyphenation-word-char-count="no-limit" loext:hyphenation-zone="no-limit"/>
    </style:style>
    <style:style style:name="P103" style:family="paragraph" style:parent-style-name="List_20_Paragraph" style:list-style-name="WWNum4">
      <style:paragraph-properties fo:text-align="justify" style:justify-single-word="false" fo:hyphenation-ladder-count="no-limit"/>
      <style:text-properties officeooo:paragraph-rsid="004aceeb" fo:background-color="transparent" fo:hyphenate="false" fo:hyphenation-remain-char-count="2" fo:hyphenation-push-char-count="2" loext:hyphenation-no-caps="false" loext:hyphenation-no-last-word="false" loext:hyphenation-word-char-count="no-limit" loext:hyphenation-zone="no-limit"/>
    </style:style>
    <style:style style:name="P104" style:family="paragraph" style:parent-style-name="List_20_Paragraph" style:list-style-name="WWNum4">
      <style:paragraph-properties fo:text-align="justify" style:justify-single-word="false" fo:orphans="0" fo:widows="0" fo:hyphenation-ladder-count="no-limit"/>
      <style:text-properties officeooo:paragraph-rsid="004cd384" fo:background-color="transparent" fo:hyphenate="false" fo:hyphenation-remain-char-count="2" fo:hyphenation-push-char-count="2" loext:hyphenation-no-caps="false" loext:hyphenation-no-last-word="false" loext:hyphenation-word-char-count="no-limit" loext:hyphenation-zone="no-limit"/>
    </style:style>
    <style:style style:name="P105" style:family="paragraph" style:parent-style-name="List_20_Paragraph" style:list-style-name="WWNum1">
      <style:paragraph-properties fo:text-align="start" style:justify-single-word="false" fo:hyphenation-ladder-count="no-limit"/>
      <style:text-properties officeooo:paragraph-rsid="004ec9dc" fo:background-color="transparent" fo:hyphenate="false" fo:hyphenation-remain-char-count="2" fo:hyphenation-push-char-count="2" loext:hyphenation-no-caps="false" loext:hyphenation-no-last-word="false" loext:hyphenation-word-char-count="no-limit" loext:hyphenation-zone="no-limit"/>
    </style:style>
    <style:style style:name="P106" style:family="paragraph" style:parent-style-name="List_20_Paragraph" style:list-style-name="WWNum1">
      <style:text-properties officeooo:paragraph-rsid="004ec9dc" fo:background-color="transparent"/>
    </style:style>
    <style:style style:name="P107" style:family="paragraph" style:parent-style-name="List_20_Paragraph" style:list-style-name="WWNum1">
      <style:paragraph-properties fo:text-align="start" style:justify-single-word="false" fo:hyphenation-ladder-count="no-limit"/>
      <style:text-properties style:font-name="Calibri1" fo:font-size="10pt" officeooo:paragraph-rsid="004ec9dc" fo:background-color="transparen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108" style:family="paragraph" style:parent-style-name="List_20_Paragraph" style:list-style-name="WWNum4">
      <style:paragraph-properties fo:text-align="justify" style:justify-single-word="false" fo:hyphenation-ladder-count="no-limit"/>
      <style:text-properties officeooo:paragraph-rsid="004cd384" fo:hyphenate="false" fo:hyphenation-remain-char-count="2" fo:hyphenation-push-char-count="2" loext:hyphenation-no-caps="false" loext:hyphenation-no-last-word="false" loext:hyphenation-word-char-count="no-limit" loext:hyphenation-zone="no-limit"/>
    </style:style>
    <style:style style:name="P109" style:family="paragraph" style:parent-style-name="List_20_Paragraph" style:list-style-name="WWNum4">
      <style:paragraph-properties fo:text-align="justify" style:justify-single-word="false" fo:hyphenation-ladder-count="no-limit"/>
      <style:text-properties fo:color="#000000" loext:opacity="100%" style:font-name="Calibri" fo:font-size="10pt" fo:language="en" fo:country="US" officeooo:paragraph-rsid="004aceeb" style:letter-kerning="false" fo:background-color="transparent" style:font-name-asian="Times New Roman1" style:font-size-asian="10pt" style:language-asian="en" style:country-asian="US" style:font-name-complex="Calibri2"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10" style:family="paragraph" style:parent-style-name="List_20_Paragraph" style:list-style-name="WWNum4">
      <style:paragraph-properties fo:text-align="justify" style:justify-single-word="false" fo:hyphenation-ladder-count="no-limit"/>
      <style:text-properties fo:color="#000000" loext:opacity="100%" style:font-name="Calibri" fo:font-size="10pt" fo:language="en" fo:country="US" officeooo:paragraph-rsid="0054bfd9" style:letter-kerning="false" fo:background-color="transparent" style:font-name-asian="Times New Roman1" style:font-size-asian="10pt" style:language-asian="en" style:country-asian="US" style:font-name-complex="Calibri2"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1" style:family="text">
      <style:text-properties fo:font-size="10pt" style:font-size-asian="10pt"/>
    </style:style>
    <style:style style:name="T2" style:family="text">
      <style:text-properties fo:font-size="10pt" officeooo:rsid="00c5cd4e" style:font-size-asian="10pt"/>
    </style:style>
    <style:style style:name="T3" style:family="text">
      <style:text-properties fo:font-size="10pt" officeooo:rsid="01439715" style:font-size-asian="10pt"/>
    </style:style>
    <style:style style:name="T4" style:family="text">
      <style:text-properties fo:font-size="10pt" style:font-size-asian="10pt" style:font-name-complex="Calibri2"/>
    </style:style>
    <style:style style:name="T5" style:family="text">
      <style:text-properties fo:font-size="10pt" officeooo:rsid="00b8298f" style:font-size-asian="10pt" style:font-name-complex="Calibri2"/>
    </style:style>
    <style:style style:name="T6" style:family="text">
      <style:text-properties fo:font-size="10pt" officeooo:rsid="011c69c0" style:font-size-asian="10pt" style:font-name-complex="Calibri2"/>
    </style:style>
    <style:style style:name="T7" style:family="text">
      <style:text-properties fo:font-size="10pt" officeooo:rsid="00e538c9" style:font-size-asian="10pt" style:font-name-complex="Calibri2"/>
    </style:style>
    <style:style style:name="T8" style:family="text">
      <style:text-properties fo:font-size="10pt" officeooo:rsid="00589991" style:font-size-asian="10pt" style:font-name-complex="Calibri2"/>
    </style:style>
    <style:style style:name="T9" style:family="text">
      <style:text-properties fo:font-size="10pt" officeooo:rsid="00f6bc6e" style:font-size-asian="10pt" style:font-name-complex="Calibri2"/>
    </style:style>
    <style:style style:name="T10" style:family="text">
      <style:text-properties fo:font-size="10pt" officeooo:rsid="005a6b5e" style:font-size-asian="10pt" style:font-name-complex="Calibri2"/>
    </style:style>
    <style:style style:name="T11" style:family="text">
      <style:text-properties fo:font-size="10pt" officeooo:rsid="011dc34e" style:font-size-asian="10pt" style:font-name-complex="Calibri2"/>
    </style:style>
    <style:style style:name="T12" style:family="text">
      <style:text-properties fo:font-size="10pt" officeooo:rsid="01208d18" style:font-size-asian="10pt" style:font-name-complex="Calibri2"/>
    </style:style>
    <style:style style:name="T13" style:family="text">
      <style:text-properties fo:font-size="10pt" officeooo:rsid="00fa77e5" style:font-size-asian="10pt" style:font-name-complex="Calibri2"/>
    </style:style>
    <style:style style:name="T14" style:family="text">
      <style:text-properties fo:font-size="10pt" officeooo:rsid="00fb0a55" style:font-size-asian="10pt" style:font-name-complex="Calibri2"/>
    </style:style>
    <style:style style:name="T15" style:family="text">
      <style:text-properties fo:font-size="10pt" officeooo:rsid="01154cc4" style:font-size-asian="10pt" style:font-name-complex="Calibri2"/>
    </style:style>
    <style:style style:name="T16" style:family="text">
      <style:text-properties fo:font-size="10pt" fo:language="en" fo:country="US" officeooo:rsid="00b8c0c3" style:font-size-asian="10pt" style:font-name-complex="Calibri2" style:font-size-complex="12pt"/>
    </style:style>
    <style:style style:name="T17" style:family="text">
      <style:text-properties fo:font-size="10pt" fo:background-color="transparent" loext:char-shading-value="0" style:font-size-asian="10pt" style:font-name-complex="Calibri2"/>
    </style:style>
    <style:style style:name="T18" style:family="text">
      <style:text-properties style:font-name="Garamond1" fo:font-size="10pt" officeooo:rsid="013f78d9" style:font-size-asian="10pt"/>
    </style:style>
    <style:style style:name="T19" style:family="text">
      <style:text-properties style:font-name="Garamond1" fo:font-size="11pt" officeooo:rsid="006c7d26" style:font-size-asian="11pt"/>
    </style:style>
    <style:style style:name="T20" style:family="text">
      <style:text-properties style:font-name="Garamond1" fo:font-size="11pt" officeooo:rsid="00ac859c" style:font-size-asian="11pt"/>
    </style:style>
    <style:style style:name="T21" style:family="text">
      <style:text-properties style:font-name="Garamond1" fo:font-size="11pt" officeooo:rsid="0046427f" style:font-size-asian="11pt"/>
    </style:style>
    <style:style style:name="T22" style:family="text">
      <style:text-properties style:font-name="Garamond1" fo:font-size="11pt" officeooo:rsid="004a4d7e" style:font-size-asian="11pt"/>
    </style:style>
    <style:style style:name="T23" style:family="text">
      <style:text-properties style:font-name="Garamond1" fo:font-size="11pt" officeooo:rsid="0053406b" style:font-size-asian="11pt"/>
    </style:style>
    <style:style style:name="T24" style:family="text">
      <style:text-properties style:font-name="Garamond1" fo:font-size="11pt" officeooo:rsid="00d2104e" style:font-size-asian="11pt"/>
    </style:style>
    <style:style style:name="T25" style:family="text">
      <style:text-properties style:font-name="Garamond1" fo:font-size="11pt" officeooo:rsid="011323cf" style:font-size-asian="11pt"/>
    </style:style>
    <style:style style:name="T26" style:family="text">
      <style:text-properties style:font-name="Garamond1" fo:font-size="11pt" officeooo:rsid="00b46ea5" style:font-size-asian="11pt"/>
    </style:style>
    <style:style style:name="T27" style:family="text">
      <style:text-properties style:font-name="Garamond1" fo:font-size="11pt" fo:font-weight="bold" officeooo:rsid="01458603" style:font-size-asian="11pt" style:font-weight-asian="bold" style:font-weight-complex="bold"/>
    </style:style>
    <style:style style:name="T28" style:family="text">
      <style:text-properties style:font-name="Garamond1" fo:font-size="11pt" fo:font-weight="bold" officeooo:rsid="00ac859c" style:font-size-asian="11pt" style:font-weight-asian="bold" style:font-weight-complex="bold"/>
    </style:style>
    <style:style style:name="T29" style:family="text">
      <style:text-properties style:font-name="Garamond1" fo:font-size="11pt" fo:font-weight="bold" officeooo:rsid="00ebbb3d" style:font-size-asian="11pt" style:font-weight-asian="bold" style:font-weight-complex="bold"/>
    </style:style>
    <style:style style:name="T30" style:family="text">
      <style:text-properties style:font-name="Garamond1" fo:font-size="11pt" fo:font-weight="bold" officeooo:rsid="00c11d6f" style:font-size-asian="11pt" style:font-weight-asian="bold" style:font-weight-complex="bold"/>
    </style:style>
    <style:style style:name="T31" style:family="text">
      <style:text-properties style:font-name="Garamond1" fo:font-size="11pt" fo:font-weight="bold" officeooo:rsid="00c2325d" style:font-size-asian="11pt" style:font-weight-asian="bold" style:font-weight-complex="bold"/>
    </style:style>
    <style:style style:name="T32" style:family="text">
      <style:text-properties style:font-name="Garamond1" fo:font-size="11pt" fo:font-weight="bold" officeooo:rsid="00c351b8" style:font-size-asian="11pt" style:font-weight-asian="bold" style:font-weight-complex="bold"/>
    </style:style>
    <style:style style:name="T33" style:family="text">
      <style:text-properties style:font-name="Garamond1" fo:font-size="11pt" fo:font-weight="bold" officeooo:rsid="00b46ea5" style:font-size-asian="11pt" style:font-weight-asian="bold" style:font-weight-complex="bold"/>
    </style:style>
    <style:style style:name="T34" style:family="text">
      <style:text-properties style:font-name="Garamond1" fo:font-size="11pt" fo:font-weight="bold" officeooo:rsid="011323cf" style:font-size-asian="11pt" style:font-weight-asian="bold" style:font-weight-complex="bold"/>
    </style:style>
    <style:style style:name="T35" style:family="text">
      <style:text-properties style:font-name="Garamond1" fo:font-size="11pt" fo:font-weight="bold" officeooo:rsid="00d2104e" style:font-size-asian="11pt" style:font-weight-asian="bold" style:font-weight-complex="bold"/>
    </style:style>
    <style:style style:name="T36" style:family="text">
      <style:text-properties style:font-name="Garamond1" fo:font-size="11pt" fo:font-weight="bold" officeooo:rsid="002002fc" style:font-size-asian="11pt" style:font-weight-asian="bold" style:font-weight-complex="bold"/>
    </style:style>
    <style:style style:name="T37" style:family="text">
      <style:text-properties fo:color="#000000" loext:opacity="100%" fo:font-size="10pt" fo:language="en" fo:country="US" style:letter-kerning="false" fo:background-color="transparent" loext:char-shading-value="0" style:font-name-asian="Times New Roman1" style:font-size-asian="10pt" style:language-asian="en" style:country-asian="US" style:font-name-complex="Calibri2" style:font-size-complex="12pt" style:language-complex="ar" style:country-complex="SA"/>
    </style:style>
    <style:style style:name="T38" style:family="text">
      <style:text-properties fo:color="#000000" loext:opacity="100%" style:font-name="Calibri" fo:font-size="10pt" fo:language="en" fo:country="US" style:letter-kerning="false" style:font-name-asian="Times New Roman1" style:font-size-asian="10pt" style:language-asian="en" style:country-asian="US" style:font-name-complex="Calibri2" style:font-size-complex="10pt" style:language-complex="ar" style:country-complex="SA"/>
    </style:style>
    <style:style style:name="T39" style:family="text">
      <style:text-properties fo:color="#000000" loext:opacity="100%" fo:language="en" fo:country="US" style:letter-kerning="false" style:font-name-asian="Times New Roman1" style:language-asian="en" style:country-asian="US" style:language-complex="ar" style:country-complex="SA"/>
    </style:style>
    <style:style style:name="T40" style:family="text">
      <style:text-properties officeooo:rsid="01180f94"/>
    </style:style>
    <style:style style:name="T41" style:family="text">
      <style:text-properties officeooo:rsid="0119c1f9"/>
    </style:style>
    <style:style style:name="T42" style:family="text">
      <style:text-properties officeooo:rsid="01154cc4"/>
    </style:style>
    <style:style style:name="T43" style:family="text">
      <style:text-properties officeooo:rsid="00fd69af"/>
    </style:style>
    <style:style style:name="T44" style:family="text">
      <style:text-properties officeooo:rsid="01162642"/>
    </style:style>
    <style:style style:name="T45" style:family="text">
      <style:text-properties officeooo:rsid="0120d729"/>
    </style:style>
    <style:style style:name="T46" style:family="text">
      <style:text-properties officeooo:rsid="010f9b96"/>
    </style:style>
    <style:style style:name="T47" style:family="text">
      <style:text-properties officeooo:rsid="010d5ade"/>
    </style:style>
    <style:style style:name="T48" style:family="text">
      <style:text-properties officeooo:rsid="01106796"/>
    </style:style>
    <style:style style:name="T49" style:family="text">
      <style:text-properties officeooo:rsid="013badf3"/>
    </style:style>
    <style:style style:name="T50" style:family="text">
      <style:text-properties officeooo:rsid="01005eb3"/>
    </style:style>
    <style:style style:name="T51" style:family="text">
      <style:text-properties officeooo:rsid="00fa77e5"/>
    </style:style>
    <style:style style:name="T52" style:family="text">
      <style:text-properties fo:language="en" fo:country="US"/>
    </style:style>
    <style:style style:name="T53" style:family="text">
      <style:text-properties fo:language="en" fo:country="US" officeooo:rsid="005af95d" style:font-size-complex="12pt"/>
    </style:style>
    <style:style style:name="T54" style:family="text">
      <style:text-properties fo:language="en" fo:country="US" officeooo:rsid="009093a0"/>
    </style:style>
    <style:style style:name="T55" style:family="text">
      <style:text-properties fo:language="en" fo:country="US" officeooo:rsid="00943a70"/>
    </style:style>
    <style:style style:name="T56" style:family="text">
      <style:text-properties fo:language="en" fo:country="US" officeooo:rsid="009ed41e"/>
    </style:style>
    <style:style style:name="T57" style:family="text">
      <style:text-properties fo:language="en" fo:country="US" officeooo:rsid="00a05b95"/>
    </style:style>
    <style:style style:name="T58" style:family="text">
      <style:text-properties fo:language="en" fo:country="US" officeooo:rsid="005feb95"/>
    </style:style>
    <style:style style:name="T59" style:family="text">
      <style:text-properties fo:language="en" fo:country="US" officeooo:rsid="009a5254"/>
    </style:style>
    <style:style style:name="T60" style:family="text">
      <style:text-properties fo:language="en" fo:country="US" officeooo:rsid="00a1c63e"/>
    </style:style>
    <style:style style:name="T61" style:family="text">
      <style:text-properties officeooo:rsid="00fbe2ee"/>
    </style:style>
    <style:style style:name="T62" style:family="text">
      <style:text-properties officeooo:rsid="012f2703"/>
    </style:style>
    <style:style style:name="T63" style:family="text">
      <style:text-properties officeooo:rsid="01227d6d"/>
    </style:style>
    <style:style style:name="T64" style:family="text">
      <style:text-properties officeooo:rsid="01304441"/>
    </style:style>
    <style:style style:name="T65" style:family="text">
      <style:text-properties officeooo:rsid="01316a5f"/>
    </style:style>
    <style:style style:name="T66" style:family="text">
      <style:text-properties fo:text-transform="uppercase" fo:font-size="10pt" fo:letter-spacing="0.026cm" officeooo:rsid="007f796a" style:font-size-asian="10pt"/>
    </style:style>
    <style:style style:name="T67" style:family="text">
      <style:text-properties officeooo:rsid="0123bc03"/>
    </style:style>
    <style:style style:name="T68" style:family="text">
      <style:text-properties fo:font-weight="bold" style:font-weight-asian="bold" style:font-weight-complex="bold"/>
    </style:style>
    <style:style style:name="T69" style:family="text">
      <style:text-properties fo:font-weight="bold" officeooo:rsid="00d6708b" style:font-weight-asian="bold" style:font-weight-complex="bold"/>
    </style:style>
    <style:style style:name="T70" style:family="text">
      <style:text-properties fo:font-weight="bold" officeooo:rsid="0105ebb5" style:font-weight-asian="bold" style:font-weight-complex="bold"/>
    </style:style>
    <style:style style:name="T71" style:family="text">
      <style:text-properties fo:font-weight="bold" officeooo:rsid="00433991" style:font-weight-asian="bold" style:font-weight-complex="bold"/>
    </style:style>
    <style:style style:name="T72" style:family="text">
      <style:text-properties fo:font-weight="bold" officeooo:rsid="0042330d" style:font-weight-asian="bold" style:font-weight-complex="bold"/>
    </style:style>
    <style:style style:name="T73" style:family="text">
      <style:text-properties fo:font-weight="bold" officeooo:rsid="0043bc76" style:font-weight-asian="bold" style:font-weight-complex="bold"/>
    </style:style>
    <style:style style:name="T74" style:family="text">
      <style:text-properties fo:font-weight="bold" officeooo:rsid="002002fc" style:font-weight-asian="bold" style:font-weight-complex="bold"/>
    </style:style>
    <style:style style:name="T75" style:family="text">
      <style:text-properties fo:font-weight="bold" officeooo:rsid="01387a21" style:font-weight-asian="bold" style:font-weight-complex="bold"/>
    </style:style>
    <style:style style:name="T76" style:family="text">
      <style:text-properties officeooo:rsid="006d4a8f"/>
    </style:style>
    <style:style style:name="T77" style:family="text">
      <style:text-properties officeooo:rsid="0026010b"/>
    </style:style>
    <style:style style:name="T78" style:family="text">
      <style:text-properties officeooo:rsid="006dae1b"/>
    </style:style>
    <style:style style:name="T79" style:family="text">
      <style:text-properties officeooo:rsid="010c7a54"/>
    </style:style>
    <style:style style:name="T80" style:family="text">
      <style:text-properties officeooo:rsid="00be0918"/>
    </style:style>
    <style:style style:name="T81" style:family="text">
      <style:text-properties officeooo:rsid="00bfd66f"/>
    </style:style>
    <style:style style:name="T82" style:family="text">
      <style:text-properties officeooo:rsid="01286230"/>
    </style:style>
    <style:style style:name="T83" style:family="text">
      <style:text-properties officeooo:rsid="00680df0"/>
    </style:style>
    <style:style style:name="T84" style:family="text">
      <style:text-properties officeooo:rsid="0068bec3"/>
    </style:style>
    <style:style style:name="T85" style:family="text">
      <style:text-properties officeooo:rsid="006e0b2d"/>
    </style:style>
    <style:style style:name="T86" style:family="text">
      <style:text-properties officeooo:rsid="0070fbe4"/>
    </style:style>
    <style:style style:name="T87" style:family="text">
      <style:text-properties officeooo:rsid="00d60eaf"/>
    </style:style>
    <style:style style:name="T88" style:family="text">
      <style:text-properties officeooo:rsid="003af743"/>
    </style:style>
    <style:style style:name="T89" style:family="text">
      <style:text-properties officeooo:rsid="0069d539"/>
    </style:style>
    <style:style style:name="T90" style:family="text">
      <style:text-properties officeooo:rsid="006ae5b2"/>
    </style:style>
    <style:style style:name="T91" style:family="text">
      <style:text-properties officeooo:rsid="00d7d9c1"/>
    </style:style>
    <style:style style:name="T92" style:family="text">
      <style:text-properties officeooo:rsid="00d6708b"/>
    </style:style>
    <style:style style:name="T93" style:family="text">
      <style:text-properties officeooo:rsid="00d91abe"/>
    </style:style>
    <style:style style:name="T94" style:family="text">
      <style:text-properties officeooo:rsid="00d7bd26"/>
    </style:style>
    <style:style style:name="T95" style:family="text">
      <style:text-properties officeooo:rsid="0138af7c"/>
    </style:style>
    <style:style style:name="T96" style:family="text">
      <style:text-properties officeooo:rsid="013ad982"/>
    </style:style>
    <style:style style:name="T97" style:family="text">
      <style:text-properties officeooo:rsid="00ba55d4"/>
    </style:style>
    <style:style style:name="T98" style:family="text">
      <style:text-properties officeooo:rsid="004ee257"/>
    </style:style>
    <style:style style:name="T99" style:family="text">
      <style:text-properties officeooo:rsid="00433991"/>
    </style:style>
    <style:style style:name="T100" style:family="text">
      <style:text-properties officeooo:rsid="0043a79f"/>
    </style:style>
    <style:style style:name="T101" style:family="text">
      <style:text-properties officeooo:rsid="013cf31d"/>
    </style:style>
    <style:style style:name="T102" style:family="text">
      <style:text-properties officeooo:rsid="0042330d"/>
    </style:style>
    <style:style style:name="T103" style:family="text">
      <style:text-properties officeooo:rsid="0046d0d7"/>
    </style:style>
    <style:style style:name="T104" style:family="text">
      <style:text-properties style:font-name="Calibri" fo:background-color="#fefefe" loext:char-shading-value="0" style:font-name-complex="Calibri2"/>
    </style:style>
    <style:style style:name="T105" style:family="text">
      <style:text-properties style:font-name="Calibri" officeooo:rsid="00ad2b78" fo:background-color="#fefefe" loext:char-shading-value="0" style:font-name-complex="Calibri2"/>
    </style:style>
    <style:style style:name="T106" style:family="text">
      <style:text-properties style:font-name="Calibri" fo:background-color="#ffffff" loext:char-shading-value="0" style:font-name-complex="Calibri2"/>
    </style:style>
    <style:style style:name="T107" style:family="text">
      <style:text-properties style:font-name="Calibri" officeooo:rsid="008c879a" fo:background-color="#ffffff" loext:char-shading-value="0" style:font-name-complex="Calibri2"/>
    </style:style>
    <style:style style:name="T108" style:family="text">
      <style:text-properties style:font-name="Calibri" fo:font-size="11pt" officeooo:rsid="0079e702" fo:background-color="#fefefe" loext:char-shading-value="0" style:font-size-asian="11pt" style:font-name-complex="Calibri2"/>
    </style:style>
    <style:style style:name="T109" style:family="text">
      <style:text-properties style:font-name="Calibri" fo:font-size="11pt" officeooo:rsid="008c879a" style:font-size-asian="11pt" style:font-name-complex="Calibri2"/>
    </style:style>
    <style:style style:name="T110" style:family="text">
      <style:text-properties style:font-name="Calibri" fo:font-size="11pt" officeooo:rsid="008c879a" fo:background-color="#ffffff" loext:char-shading-value="0" style:font-size-asian="11pt" style:font-name-complex="Calibri2"/>
    </style:style>
    <style:style style:name="T111" style:family="text">
      <style:text-properties style:font-name="Calibri" fo:font-size="10pt" style:font-size-asian="10pt" style:font-name-complex="Calibri2" style:font-size-complex="10pt"/>
    </style:style>
    <style:style style:name="T112" style:family="text">
      <style:text-properties style:font-name="Calibri" fo:font-size="10pt" officeooo:rsid="0090417c" style:font-size-asian="10pt" style:font-name-complex="Calibri2" style:font-size-complex="10pt"/>
    </style:style>
    <style:style style:name="T113" style:family="text">
      <style:text-properties style:font-name="Calibri" fo:font-size="10pt" officeooo:rsid="0084ca03" style:font-size-asian="10pt" style:font-name-complex="Calibri2" style:font-size-complex="10pt"/>
    </style:style>
    <style:style style:name="T114" style:family="text">
      <style:text-properties style:font-name="Calibri" fo:font-size="10pt" officeooo:rsid="009906cc" style:font-size-asian="10pt" style:font-name-complex="Calibri2" style:font-size-complex="10pt"/>
    </style:style>
    <style:style style:name="T115" style:family="text">
      <style:text-properties style:font-name="Calibri" fo:font-size="10pt" officeooo:rsid="006599f8" style:font-size-asian="10pt" style:font-name-complex="Calibri2" style:font-size-complex="10pt"/>
    </style:style>
    <style:style style:name="T116" style:family="text">
      <style:text-properties style:font-name="Calibri" fo:font-size="10pt" fo:language="en" fo:country="US" style:font-size-asian="10pt" style:language-asian="en" style:country-asian="US" style:font-name-complex="Calibri2" style:font-size-complex="10pt"/>
    </style:style>
    <style:style style:name="T117" style:family="text">
      <style:text-properties style:font-name="Calibri" fo:font-size="10pt" fo:language="en" fo:country="US" fo:background-color="transparent" loext:char-shading-value="0" style:font-size-asian="10pt" style:language-asian="en" style:country-asian="US" style:font-name-complex="Calibri2" style:font-size-complex="10pt"/>
    </style:style>
    <style:style style:name="T118" style:family="text">
      <style:text-properties style:font-name="Calibri" fo:font-size="10pt" fo:background-color="transparent" loext:char-shading-value="0" style:font-size-asian="10pt" style:font-name-complex="Calibri2" style:font-size-complex="10pt"/>
    </style:style>
    <style:style style:name="T119" style:family="text">
      <style:text-properties style:font-name="Calibri" style:font-name-complex="Calibri2"/>
    </style:style>
    <style:style style:name="T120" style:family="text">
      <style:text-properties style:font-name="Calibri" officeooo:rsid="008c879a" style:font-name-complex="Calibri2"/>
    </style:style>
    <style:style style:name="T121" style:family="text">
      <style:text-properties officeooo:rsid="00c74fcb"/>
    </style:style>
    <style:style style:name="T122" style:family="text">
      <style:text-properties officeooo:rsid="0043bc76"/>
    </style:style>
    <style:style style:name="T123" style:family="text">
      <style:text-properties officeooo:rsid="012c958c"/>
    </style:style>
    <style:style style:name="T124" style:family="text">
      <style:text-properties style:font-name="Calibri1" fo:font-size="10pt" fo:language="en" fo:country="US" style:font-size-asian="10pt" style:language-asian="en" style:country-asian="US" style:font-name-complex="Calibri2" style:font-size-complex="10pt"/>
    </style:style>
    <style:style style:name="T125" style:family="text">
      <style:text-properties style:text-position="super 58%" fo:language="en" fo:country="US" officeooo:rsid="00a05b95"/>
    </style:style>
    <style:style style:name="T126" style:family="text">
      <style:text-properties officeooo:rsid="00451a0b"/>
    </style:style>
    <style:style style:name="T127" style:family="text">
      <style:text-properties officeooo:rsid="00947cdf"/>
    </style:style>
    <style:style style:name="T128" style:family="text">
      <style:text-properties officeooo:rsid="00e14d89"/>
    </style:style>
    <style:style style:name="T129" style:family="text">
      <style:text-properties officeooo:rsid="005feb95"/>
    </style:style>
    <style:style style:name="T130" style:family="text">
      <style:text-properties officeooo:rsid="00865c42"/>
    </style:style>
    <style:style style:name="T131" style:family="text">
      <style:text-properties officeooo:rsid="0046427f"/>
    </style:style>
    <style:style style:name="T132" style:family="text">
      <style:text-properties officeooo:rsid="00a543c3"/>
    </style:style>
    <style:style style:name="T133" style:family="text">
      <style:text-properties officeooo:rsid="0062940d"/>
    </style:style>
    <style:style style:name="T134" style:family="text">
      <style:text-properties officeooo:rsid="0063f620"/>
    </style:style>
    <style:style style:name="T135" style:family="text">
      <style:text-properties officeooo:rsid="002002fc"/>
    </style:style>
    <style:style style:name="T136" style:family="text">
      <style:text-properties officeooo:rsid="01387a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Corey Jackson</text:p>
      <text:p text:style-name="P3"><text:span text:style-name="T1">SUDBURY, ONTARIO <text:s/>• 705-</text:span><text:span text:style-name="T18">885-5432</text:span><text:span text:style-name="T1"> • </text:span><text:span text:style-name="Internet_20_link"><text:span text:style-name="T2">cjaxsn@gmail.com</text:span></text:span><text:span text:style-name="T1"> • </text:span><text:a xlink:type="simple" xlink:href="https://coreyjackson.ca/" text:style-name="Internet_20_link" text:visited-style-name="Visited_20_Internet_20_Link"><text:span text:style-name="Internet_20_link"><text:span text:style-name="T3">https://coreyjackson.ca</text:span></text:span></text:a></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4">PROFILE</text:p>
          </table:table-cell>
          <table:covered-table-cell/>
          <table:covered-table-cell/>
        </table:table-row>
        <table:table-row table:style-name="Table1.1">
          <table:table-cell table:style-name="Table1.A1" table:number-columns-spanned="3" office:value-type="string">
            <text:list text:style-name="WWNum56">
              <text:list-item>
                <text:p text:style-name="P58"><text:span text:style-name="T5">Senior IT </text:span><text:span text:style-name="T16">p</text:span><text:span text:style-name="T4">rofessional with</text:span><text:span text:style-name="T17"> </text:span><text:span text:style-name="T37">20</text:span><text:span text:style-name="T17">+</text:span><text:span text:style-name="T4"> years of practical experience in </text:span><text:span text:style-name="T6">IT </text:span><text:span text:style-name="T7">management, </text:span><text:span text:style-name="T8">project management</text:span><text:span text:style-name="T9">, </text:span><text:span text:style-name="T4">software engineering, </text:span><text:span text:style-name="T10">quality assurance, business system analysis, </text:span><text:span text:style-name="T11">and </text:span><text:span text:style-name="T4">application support</text:span></text:p>
              </text:list-item>
              <text:list-item>
                <text:p text:style-name="P59"><text:span text:style-name="T4">Experience in several industries including mining, construction, science, </text:span><text:span text:style-name="T12">technology</text:span><text:span text:style-name="T4">, sports &amp; entertainment, </text:span><text:span text:style-name="T12">government and military</text:span></text:p>
              </text:list-item>
              <text:list-item>
                <text:p text:style-name="P60"><text:span text:style-name="T4">Extensive experience in managing small to large and low to high complexity technology projects using </text:span><text:span text:style-name="T13">project management practices such as </text:span><text:span text:style-name="T4">planning, monitoring, and controlling </text:span><text:span text:style-name="T13">measures </text:span><text:span text:style-name="T14">of projects including plans, timelines, resources, and budget</text:span><text:span text:style-name="T15">s</text:span></text:p>
              </text:list-item>
              <text:list-item>
                <text:p text:style-name="P61">Experience in leading teams, <text:span text:style-name="T40">people management, </text:span><text:span text:style-name="T41">and working with cross-functional teams</text:span></text:p>
              </text:list-item>
              <text:list-item>
                <text:p text:style-name="P62"><text:span text:style-name="T42">Experience</text:span> in <text:span text:style-name="T42">IT </text:span><text:span text:style-name="T43">strategic business planning </text:span><text:span text:style-name="T42">aligning with company goals, </text:span><text:span text:style-name="T44">objectives </text:span><text:span text:style-name="T45">and strategic plans</text:span></text:p>
              </text:list-item>
              <text:list-item>
                <text:p text:style-name="P63"><text:span text:style-name="T46">W</text:span><text:span text:style-name="T47">orking knowledge of end to end supply chain management </text:span><text:span text:style-name="T48">(demand, supply, logistics, procurement, operations, sales, service)</text:span></text:p>
              </text:list-item>
              <text:list-item>
                <text:p text:style-name="P66">Experienced with IT governance frameworks <text:span text:style-name="T49">(</text:span>ITIL, TOGAF<text:span text:style-name="T49">)</text:span> and developing policies, procedures, standards, <text:span text:style-name="T49">and best practices</text:span></text:p>
              </text:list-item>
              <text:list-item>
                <text:p text:style-name="P63"><text:span text:style-name="T50">Experienced with RFI/RFQ/</text:span>RFP development,<text:span text:style-name="T50"> evaluation,</text:span> and process execution for vendor and solution selections</text:p>
              </text:list-item>
              <text:list-item>
                <text:p text:style-name="P64"><text:span text:style-name="T51">Experience in GAP </text:span><text:span text:style-name="T53">a</text:span><text:span text:style-name="T51">nalysis and </text:span><text:span text:style-name="T53">p</text:span><text:span text:style-name="T51">rocess </text:span><text:span text:style-name="T53">m</text:span><text:span text:style-name="T51">apping supplemented with </text:span><text:span text:style-name="T61">working </text:span><text:span text:style-name="T51">knowledge </text:span><text:span text:style-name="T61">and experience </text:span><text:span text:style-name="T51">of </text:span><text:span text:style-name="T53">w</text:span><text:span text:style-name="T51">aterfall, </text:span><text:span text:style-name="T53">a</text:span><text:span text:style-name="T51">gile development, </text:span><text:span text:style-name="T61">sprint planning</text:span><text:span text:style-name="T51"> and requirement management methodologies</text:span></text:p>
              </text:list-item>
              <text:list-item>
                <text:p text:style-name="P63">Competent in managing client relationships, anticipating and addressing underlying needs, proactively adding value to products, services and processes</text:p>
              </text:list-item>
              <text:list-item>
                <text:p text:style-name="P65">Adept in <text:span text:style-name="T62">managing IT infrastructure and software, with continuous focus on security and costs</text:span></text:p>
              </text:list-item>
              <text:list-item>
                <text:p text:style-name="P65">Excellent problem-solving skills with strong technical background, <text:span text:style-name="T63">continuously enhancing</text:span> knowledge <text:span text:style-name="T63">of</text:span> latest technologies</text:p>
              </text:list-item>
              <text:list-item>
                <text:p text:style-name="P67">Exceptional work ethics, ability to work without need for direct supervision, multitasking, and timely completion of all assignments</text:p>
              </text:list-item>
              <text:list-item>
                <text:p text:style-name="P68">Safety focused mindse<text:span text:style-name="T64">t</text:span>, <text:span text:style-name="T64">p</text:span>articipat<text:span text:style-name="T64">ing</text:span> as a<text:span text:style-name="T65">n MOL certified</text:span> joint health and safety committee member</text:p>
              </text:list-item>
            </text:list>
            <text:p text:style-name="P13">S<text:span text:style-name="T66">OFT</text:span> Skills</text:p>
          </table:table-cell>
          <table:covered-table-cell/>
          <table:covered-table-cell/>
        </table:table-row>
        <table:table-row table:style-name="Table1.3">
          <table:table-cell table:style-name="Table1.A1" office:value-type="string">
            <text:p text:style-name="P14"/>
          </table:table-cell>
          <table:table-cell table:style-name="Table1.A1" table:number-columns-spanned="2" office:value-type="string">
            <text:list xml:id="list105569114" text:style-name="WWNum1">
              <text:list-item>
                <text:p text:style-name="P54">Leadership, team building, decision making, mentoring, <text:span text:style-name="T67">motivating, </text:span>negotiation, and presentation skills</text:p>
              </text:list-item>
              <text:list-item>
                <text:p text:style-name="P54">Innovative, creative, responsible, cooperative, hard working, versatile, flexible, and adaptable</text:p>
              </text:list-item>
              <text:list-item>
                <text:p text:style-name="P54">Possess strong organizational, time management, conflict management, and analytical thinking skills</text:p>
              </text:list-item>
              <text:list-item text:style-override="WWNum4">
                <text:p text:style-name="P55">Written and oral communication skills in English and French languages</text:p>
              </text:list-item>
            </text:list>
          </table:table-cell>
          <table:covered-table-cell/>
        </table:table-row>
        <table:table-row table:style-name="Table1.4">
          <table:table-cell table:style-name="Table1.A1" table:number-columns-spanned="3" office:value-type="string">
            <text:p text:style-name="P5">Technical / HARD Skills</text:p>
          </table:table-cell>
          <table:covered-table-cell/>
          <table:covered-table-cell/>
        </table:table-row>
        <table:table-row table:style-name="Table1.5">
          <table:table-cell table:style-name="Table1.A1" office:value-type="string">
            <text:p text:style-name="P14"/>
          </table:table-cell>
          <table:table-cell table:style-name="Table1.A1" table:number-columns-spanned="2" office:value-type="string">
            <text:p text:style-name="P16"><text:span text:style-name="T68">Management: </text:span>Strategic planning, department &amp; product management, budgeting, performance <text:span text:style-name="T76">&amp; resource</text:span> m<text:span text:style-name="T77">anagement</text:span></text:p>
            <text:p text:style-name="P16"><text:span text:style-name="T68">Project Management:</text:span>Agile, Waterfall, Scrum, Scheduling, Prioritization, JIRA, <text:span text:style-name="T78">Confluence, </text:span>MS Project/<text:span text:style-name="T79">Excel</text:span>, Primavera</text:p>
            <text:p text:style-name="P17"><text:span text:style-name="T68">Architecture: </text:span>TOGAF, SDLC, process mapping, data modelling, service oriented architecture (SOA)</text:p>
            <text:p text:style-name="P16"><text:span text:style-name="T68">Security:</text:span> <text:span text:style-name="T80">Physical Security, Door Locks, </text:span><text:span text:style-name="T81">Surveillance Systems, </text:span>Vulnerability Management, Penetration Testing, Ethical Hacking, System Hardening, Information Security, Secure Application Development, Password Management, NIST 800-x, ISO 27001, PCI DSS, 2FA/MFA, OAuth, SSO, SAML, SSL/TLS, AES, PGP, CORS, CSRF, XSS, Email and Web Security Gateways, DLP, DMARC, Kali Linux, FileAudit Plus, Netwrix, Nessus, Metasploit, Nikto</text:p>
            <text:p text:style-name="P16"><text:span text:style-name="T68">Cloud &amp; Server Computing: </text:span>IaaS, PaaS, Saa<text:span text:style-name="T19">S</text:span>, Azure, <text:span text:style-name="T82">AWS,</text:span> <text:span text:style-name="T83">GCP, </text:span>Digital Ocean, <text:span text:style-name="T84">OpenStack, </text:span>Scale, VMWare, <text:span text:style-name="T85">Hyper-V</text:span></text:p>
            <text:p text:style-name="P16"><text:span text:style-name="T68">DevOps:</text:span> Bamboo, BitBucket, Git, SourceTree, TortoiseGit, Bash/Shell, PowerShell, <text:span text:style-name="T86">Bamboo, </text:span>Kubernetes, <text:span text:style-name="T87">CI/CD</text:span></text:p>
            <text:p text:style-name="P16"><text:span text:style-name="T68">Development Languages/Technologies: </text:span>.<text:span text:style-name="T88">NET/Core, </text:span>API’s, Python, JSON, ASP,JSP,PHP, Perl, CSS, HTML, XML, AJAX, Bootstrap, jQuery, React, AngularJS, node.js, Java, JavaScript, Groovy, C#, Git, SPA, PWA, <text:span text:style-name="T89">Nunit, </text:span><text:span text:style-name="T90">Log4Net</text:span></text:p>
            <text:p text:style-name="P15"><text:span text:style-name="T68">Data Applications/Technologies</text:span>:</text:p>
            <text:p text:style-name="P18">NoSQL – CouchDB, PouchDB, IndexedDB, MongoDB</text:p>
            <text:p text:style-name="P18">RDBMS - MS SQL Server, MariaDB, MySQL, Oracle, SQLLite, ADO, DAO, ODBC, OLEDB, SQL</text:p>
            <text:p text:style-name="P18">Data historians/products: AspenTech Setcim, OSISoft PI, PI-ACE, PI-AF, PI Batch, PI Coresight, PI-PE, DataLink, PI Manual Logger, ProcessBook, PI WebParts, Totalizers</text:p>
            <text:p text:style-name="P19"><text:span text:style-name="T68">OT/Process Control</text:span>: SCADA, DCS, InFusion, Wonderware, Foxboro, PLCs, RSView, HMI’s</text:p>
            <text:p text:style-name="P19"><text:span text:style-name="T69">Commercial Software</text:span>: <text:span text:style-name="T91">SAP ERP, Oracle ERP, PeopleSoft, </text:span><text:span text:style-name="T92">Jonas </text:span><text:span text:style-name="T93">ERP</text:span>, <text:span text:style-name="T94">Salesforce, </text:span><text:span text:style-name="T91">S</text:span><text:span text:style-name="T95">age, EHS Systems, </text:span><text:span text:style-name="T96">Bamboo HR</text:span></text:p>
            <text:p text:style-name="P15"><text:span text:style-name="T68">Networking: </text:span>WAN,LAN,VLAN,MESH,UTM,ASA,Firewalls,Routers,Gateways,Switches,Hubs,Bridges, Access Points, Print Servers, Proxies,VPN,DHCP,DNS,WINS,TCP/IP,IPSEC,IPS/IDS,ACLs,QoS, SSH, STP, NTP, SNMP, RADIUS, SIP, VOIP, SIEM, Satellite and Cellular comm, Cabling (CAT5/6), IP Cameras,FreePBX, SolSwitch, wireless network optimization, interior and exterior network installation</text:p>
            <text:p text:style-name="P15"><text:span text:style-name="T70">Networking </text:span><text:span text:style-name="T68">Tools:</text:span> inSSIDer, NetSpot, NetLimiter, PTRG, PuTTY, Nmap, Wireshark, tcpdump, iPerf</text:p>
            <text:p text:style-name="P20"><text:span text:style-name="T68">Web Servers and </text:span><text:span text:style-name="T71">Sys Admin</text:span><text:span text:style-name="T68">:</text:span> Apache, NGINX, IIS, Tomcat, <text:span text:style-name="T97">M</text:span><text:span text:style-name="T98">365, </text:span><text:span text:style-name="T99">Exchange, </text:span>Team Viewer, Anydesk, RDP,<text:span text:style-name="T99"> </text:span><text:span text:style-name="T100">InTune</text:span></text:p>
            <text:p text:style-name="P20"><text:soft-page-break/><text:span text:style-name="T68">Operating Systems/</text:span><text:span text:style-name="T72">Servers</text:span><text:span text:style-name="T68">:</text:span> Linux, Unix, Mac OS, iOS, Android, Windows 10/Server 2000-20<text:span text:style-name="T101">22</text:span>,<text:span text:style-name="T102"> </text:span>VMS, DOS, <text:span text:style-name="T103">Citrix</text:span></text:p>
            <text:p text:style-name="P16"><text:span text:style-name="T68">Design/Estimating:</text:span> UML, ERD, DFD, Visio, Draw.io, AutoCAD, Revit, SketchUp, Accubid, WinEst</text:p>
            <text:p text:style-name="P16"><text:span text:style-name="T68">Reporting:</text:span> ActiveReports, Business Objects, Crystal Reports, Pentaho, Power BI, SSRS, SharePoint</text:p>
          </table:table-cell>
          <table:covered-table-cell/>
        </table:table-row>
        <table:table-row table:style-name="Table1.6">
          <table:table-cell table:style-name="Table1.A1" table:number-columns-spanned="3" office:value-type="string">
            <text:p text:style-name="P5">WORk Experience</text:p>
          </table:table-cell>
          <table:covered-table-cell/>
          <table:covered-table-cell/>
        </table:table-row>
        <table:table-row table:style-name="Table1.7">
          <table:table-cell table:style-name="Table1.A1" office:value-type="string">
            <text:p text:style-name="P14"/>
          </table:table-cell>
          <table:table-cell table:style-name="Table1.A1" table:number-columns-spanned="2" office:value-type="string">
            <text:p text:style-name="P21"><text:span text:style-name="T27">Guardian – IT MSP</text:span><text:span text:style-name="T68"><text:tab/>20</text:span><text:span text:style-name="T28">2</text:span><text:span text:style-name="T29">3</text:span><text:span text:style-name="T68"> - </text:span><text:span text:style-name="T29">Jan 2024</text:span></text:p>
            <text:p text:style-name="P32">An IT managed service provider specializing in the design, implementation and maintenance of computer networks and information systems.</text:p>
            <text:p text:style-name="P33"/>
            <text:p text:style-name="P22"><text:span text:style-name="T30">Science North</text:span><text:span text:style-name="T68"><text:tab/><text:tab/></text:span><text:span text:style-name="T31">Feb</text:span><text:span text:style-name="T73">. </text:span><text:span text:style-name="T68">20</text:span><text:span text:style-name="T28">2</text:span><text:span text:style-name="T31">2</text:span><text:span text:style-name="T68"> - </text:span><text:span text:style-name="T32">Oct</text:span><text:span text:style-name="T73">. </text:span><text:span text:style-name="T68">202</text:span><text:span text:style-name="T31">2</text:span><text:span text:style-name="T68"><text:tab/></text:span></text:p>
            <text:p text:style-name="P44">Senior IT Manager</text:p>
            <text:p text:style-name="P48"><text:span text:style-name="T105">S</text:span><text:span text:style-name="T104">cience North operates an interactive science centre and mine museum focusing principally on geology and mining history exhibitions. Science North is an agency of the government of Ontario and is a registered charitable organization.</text:span></text:p>
            <text:p text:style-name="P34"/>
            <text:list text:continue-numbering="true" text:style-name="WWNum1">
              <text:list-item>
                <text:p text:style-name="P69">Developed and implemented short and long term IT strategic plans</text:p>
              </text:list-item>
              <text:list-item>
                <text:p text:style-name="P97">Responsible for leading, planning, organizing, and managing IT operations</text:p>
              </text:list-item>
              <text:list-item>
                <text:p text:style-name="P97">Responsible for man<text:span text:style-name="T121">a</text:span>ging user support</text:p>
              </text:list-item>
              <text:list-item>
                <text:p text:style-name="P97">Implemented an IT service management system</text:p>
              </text:list-item>
              <text:list-item>
                <text:p text:style-name="P97">Implemented an IT change management system</text:p>
              </text:list-item>
              <text:list-item>
                <text:p text:style-name="P98">Improved security posture</text:p>
                <text:p text:style-name="P97"/>
              </text:list-item>
            </text:list>
            <text:p text:style-name="P6"><text:span text:style-name="T20">CFMWS</text:span><text:tab/><text:tab/><text:span text:style-name="T20">Jul</text:span><text:span text:style-name="T122">. </text:span>20<text:span text:style-name="T20">21</text:span> - <text:span text:style-name="T20">Nov</text:span><text:span text:style-name="T122">. </text:span>202<text:span text:style-name="T20">1</text:span><text:tab/></text:p>
            <text:p text:style-name="P45">Senior IT Manager/Project Director <text:span text:style-name="T123">(Contract)</text:span></text:p>
            <text:p text:style-name="P49"><text:span text:style-name="T104">Working on behalf of the Chief of the Defence Staff and under the authority of the Defence Minister, CFMWS is a partner in the Defence enterprise, operating under the Non-Public Property framework, expending Public and Non-Public funds. CFMWS is a separate agency of the Defence team. </text:span><text:span text:style-name="T105">CFMWS offers programs and services to support the changing needs of the Canadian Armed Forces (CAF) by enhancing their mental, social, physical and financial wellbeing.</text:span></text:p>
            <text:p text:style-name="P35"/>
            <text:list text:continue-numbering="true" text:style-name="WWNum1">
              <text:list-item>
                <text:p text:style-name="P70">Acted in role as a project director <text:span text:style-name="T52">for an enterprise backup solution</text:span></text:p>
              </text:list-item>
              <text:list-item>
                <text:p text:style-name="P71">Acted in role as a project director for cloud migration of IT services</text:p>
              </text:list-item>
            </text:list>
            <text:p text:style-name="P7"/>
            <text:p text:style-name="P7">Sofvie Inc.<text:tab/><text:tab/><text:span text:style-name="T122">Sep. </text:span>2019 - <text:span text:style-name="T122">Jul. </text:span>2020<text:tab/></text:p>
            <text:p text:style-name="P10">Product &amp; Service Supervisor</text:p>
            <text:p text:style-name="P50"><text:span text:style-name="T106">Sofvie is a software and service organization focused on minimizing workplace hazards and aligning workplace culture using Risk and EHS Management Software to generate collaborative intelligence. </text:span><text:span text:style-name="T108">This</text:span><text:span text:style-name="T104"> enhances communication and redefines hazard and risk management in the workplace by intelligently analyzing data gathered from the front-line. Built on industry 4.0, Sofvie creates an accessible point of reference which aids in critical decision making processes.</text:span></text:p>
            <text:p text:style-name="P36"/>
            <text:list xml:id="list150014497786715" text:continue-numbering="true" text:style-name="WWNum1">
              <text:list-item>
                <text:p text:style-name="P72">Managed direct reports in various roles of product development and tiered support</text:p>
              </text:list-item>
              <text:list-item>
                <text:p text:style-name="P72">Supervised direct reports in tiered support and service of customers and internal staff</text:p>
              </text:list-item>
              <text:list-item>
                <text:p text:style-name="P72">Mentored direct reports in full stack software development languages and frameworks</text:p>
              </text:list-item>
              <text:list-item>
                <text:p text:style-name="P72">Acted as a subject matter expert on report development setting up a framework for the bulk conversion of previously developed reports to an open source solution</text:p>
              </text:list-item>
              <text:list-item>
                <text:p text:style-name="P99"><text:span text:style-name="T112">A</text:span><text:span text:style-name="T111">cted as a subject matter expert on application security (Secure API, XSS, SQL Injection, Access Control, Logging &amp; Monitoring)</text:span></text:p>
              </text:list-item>
              <text:list-item>
                <text:p text:style-name="P72"><text:span text:style-name="T54">Managed</text:span> the development of a standardized product API for integration with other software systems such as ERP’s</text:p>
              </text:list-item>
              <text:list-item>
                <text:p text:style-name="P72">Managed the agile project development plan, acted as scrum master, and performed sprint planning using JIRA</text:p>
              </text:list-item>
              <text:list-item>
                <text:p text:style-name="P100"><text:span text:style-name="T111">Contributed to definition and implementation of </text:span><text:span text:style-name="T116">service </text:span><text:span text:style-name="T111">desk processes and procedures </text:span><text:span text:style-name="T116">such as service level agreements, </text:span><text:span text:style-name="T111">escalation management, and the framework for 24x7 product support</text:span></text:p>
              </text:list-item>
              <text:list-item>
                <text:p text:style-name="P105"><text:span text:style-name="T111">Acted as a liaison between business stakeholders, product support, development staff, and other cross-functional </text:span><text:span text:style-name="T116">teams both onsite and in remote locations to identify any system/functional gaps, pro-actively monitoring environments for </text:span><text:soft-page-break/><text:span text:style-name="T116">efficiency and </text:span><text:span text:style-name="T124">continuous improvements</text:span></text:p>
              </text:list-item>
              <text:list-item>
                <text:p text:style-name="P107">Implemented Git as a source code control management system and implemented a standard repository strategy for core product and customizations</text:p>
              </text:list-item>
              <text:list-item>
                <text:p text:style-name="P72">Supervised direct reports in continuous delivery and continuous integration (CI/CD) of products (DevOps)</text:p>
              </text:list-item>
              <text:list-item>
                <text:p text:style-name="P72">Managed best practices and standards in the product development of a secure risk management system</text:p>
              </text:list-item>
              <text:list-item>
                <text:p text:style-name="P92">Advocated for storage and accessibility of all product and company documentation, including meeting minutes</text:p>
              </text:list-item>
              <text:list-item>
                <text:p text:style-name="P72">Lead product quality assurance and implementation of automated testing framework</text:p>
              </text:list-item>
              <text:list-item>
                <text:p text:style-name="P82">Lead the software development of a cloud-native product from a legacy application</text:p>
              </text:list-item>
              <text:list-item>
                <text:p text:style-name="P100"><text:span text:style-name="T111">Participated in product hosting strategy </text:span><text:span text:style-name="T113">using SaaS model</text:span><text:span text:style-name="T111"> (cloud, on premise, hybrid). <text:s/>Established </text:span><text:span text:style-name="T116">h</text:span><text:span text:style-name="T111">osting strategies </text:span><text:span text:style-name="T116">with </text:span><text:span text:style-name="T111">leading cloud providers including AWS, Microsoft Azure, IBM, and Digital Ocean </text:span><text:span text:style-name="T116">for global product delivery</text:span></text:p>
              </text:list-item>
              <text:list-item>
                <text:p text:style-name="P83">Providing leadership, direction and coaching to develop skills and organizational capabilities to meet/exceed strategic goals and achieve business results</text:p>
              </text:list-item>
              <text:list-item>
                <text:p text:style-name="P83">Coordinate escalations to identify and address business requirements gaps and loop back with Product Owner, as required</text:p>
              </text:list-item>
              <text:list-item>
                <text:p text:style-name="P83">Documentation and <text:span text:style-name="T55">r</text:span>eview of the Service Level Agreements with stakeholders, ensuring adherence to defined SLAs through daily operational meetings</text:p>
              </text:list-item>
              <text:list-item>
                <text:p text:style-name="P106"><text:span text:style-name="T111">Participating in finalizing training &amp; development plans for employees, and </text:span><text:span text:style-name="T116">continuous progress</text:span><text:span text:style-name="T111"> tracking</text:span></text:p>
              </text:list-item>
              <text:list-item>
                <text:p text:style-name="P84">Manage relationships and coordinate work between different teams at different locations, including relationships with all suppliers and subcontractors, monitor supplier and subcontractor progress and adherence to the contracts</text:p>
              </text:list-item>
              <text:list-item>
                <text:p text:style-name="P85">Implemented a <text:span text:style-name="T52">s</text:span>tandard <text:span text:style-name="T52">collaboration</text:span> system (Microsoft Teams)</text:p>
              </text:list-item>
              <text:list-item>
                <text:p text:style-name="P86">Communicate <text:span text:style-name="T56">with pro</text:span><text:span text:style-name="T57">duct owner</text:span><text:span text:style-name="T56">, project resources, </text:span><text:span text:style-name="T57">and 3</text:span><text:span text:style-name="T125">rd</text:span><text:span text:style-name="T57"> party vendors</text:span><text:span text:style-name="T56"> on a</text:span> proactive and on-going basis</text:p>
              </text:list-item>
            </text:list>
            <text:p text:style-name="P31"/>
            <text:p text:style-name="P7">TESC Contracting Company Ltd. &amp; SWSE Athletic Teams <text:s text:c="6"/><text:tab/><text:span text:style-name="T126">Nov. </text:span>2015 – <text:span text:style-name="T126">Jul. </text:span>2019</text:p>
            <text:p text:style-name="P10">IT Manager</text:p>
            <text:p text:style-name="P37">Established in 1976, TESC Contracting Company Ltd. has evolved into a multi-trade construction services provider specializing in industrial projects and plant/facility maintenance. With offices in Sudbury, Ontario and Saskatoon, Saskatchewan, they primarily serve the Industrial, Infrastructure and Institutional markets in multiple regions.</text:p>
            <text:p text:style-name="P43"/>
            <text:list text:continue-list="list150014497786715" text:style-name="WWNum4">
              <text:list-item>
                <text:p text:style-name="P96">Defined and implemented IT strategic initiatives based upon the company’s annual strategic business plan</text:p>
              </text:list-item>
              <text:list-item>
                <text:p text:style-name="P96">Defined company growth objectives in partnership with the business</text:p>
              </text:list-item>
              <text:list-item>
                <text:p text:style-name="P96">Built trusting relationships with key stakeholders serving as an advisor of technologies to improve effectiveness</text:p>
              </text:list-item>
              <text:list-item>
                <text:p text:style-name="P96">Defined technology roadmaps and overall technology vision</text:p>
              </text:list-item>
              <text:list-item>
                <text:p text:style-name="P96">Drove collaboration across multiple teams, business units and phases, aligning IT Systems with business operations</text:p>
              </text:list-item>
              <text:list-item>
                <text:p text:style-name="P96">Managed projects including the assessment of requirements, provisions of functional deliverables, milestone planning, project closure, and lessons learned</text:p>
              </text:list-item>
              <text:list-item>
                <text:p text:style-name="P96">Managed comprehensive IT portfolio and IT projects with direct reports and 3rd party resources</text:p>
              </text:list-item>
              <text:list-item>
                <text:p text:style-name="P96">Employee management (hiring, mentoring, training)</text:p>
              </text:list-item>
              <text:list-item>
                <text:p text:style-name="P108"><text:span text:style-name="T111">M</text:span><text:span text:style-name="T118">anaged a 24x7 IT </text:span><text:span text:style-name="T117">service desk</text:span><text:span text:style-name="T118"> utilizing ITIL framework for incident and problem management</text:span></text:p>
              </text:list-item>
              <text:list-item>
                <text:p text:style-name="P73">Implemented service level agreements (SLA) and escalation management for IT services (24x7 support)</text:p>
              </text:list-item>
              <text:list-item>
                <text:p text:style-name="P73">Implemented an interactive <text:span text:style-name="T127">IT metrics </text:span>reporting dashboard</text:p>
              </text:list-item>
              <text:list-item>
                <text:p text:style-name="P73">Implemented internal IT processes and procedures</text:p>
              </text:list-item>
              <text:list-item>
                <text:p text:style-name="P73">Implemented cost saving solutions in IT and areas of business, new technologies, policies, procedures, and standards</text:p>
              </text:list-item>
              <text:list-item>
                <text:p text:style-name="P87">Implemented customized CRM <text:span text:style-name="T128">solution </text:span>for business using Salesforce with integration to other systems</text:p>
              </text:list-item>
              <text:list-item>
                <text:p text:style-name="P74"><text:span text:style-name="T129">Assisted in the </text:span><text:span text:style-name="T58">i</text:span>mplement<text:span text:style-name="T129">ation of a</text:span> point of sale system at <text:span text:style-name="T129">the </text:span>Sudbury arena</text:p>
              </text:list-item>
              <text:list-item>
                <text:p text:style-name="P73">Managed IT infrastructure including</text:p>
                <text:list>
                  <text:list-item>
                    <text:p text:style-name="P101"><text:span text:style-name="T116">S</text:span><text:span text:style-name="T111">ervers – Linux and Windows Server </text:span><text:span text:style-name="T116">b</text:span><text:span text:style-name="T111">ased, cloud and on premise hosting</text:span></text:p>
                  </text:list-item>
                  <text:list-item>
                    <text:p text:style-name="P101"><text:span text:style-name="T116">S</text:span><text:span text:style-name="T111">torage – SAN and cloud based storage</text:span></text:p>
                  </text:list-item>
                  <text:list-item>
                    <text:p text:style-name="P101"><text:span text:style-name="T116">B</text:span><text:span text:style-name="T111">ackups – On premise and cloud based backups</text:span></text:p>
                  </text:list-item>
                  <text:list-item>
                    <text:p text:style-name="P73">Network – Firewalls, UTM, switches, routers, site to site VPNs, etc.</text:p>
                  </text:list-item>
                  <text:list-item>
                    <text:p text:style-name="P101"><text:span text:style-name="T116">S</text:span><text:span text:style-name="T111">ecurity systems – </text:span><text:span text:style-name="T116">Building alarm systems, surveillance systems, keyless entry using IoT</text:span></text:p>
                  </text:list-item>
                </text:list>
              </text:list-item>
              <text:list-item>
                <text:p text:style-name="P93">Managed software licensing and contracts for all IT and IT related systems including: ERP, CRM, sales, accounting, HR, safety, and software for lines of business such as estimating, scaffolding, and construction projects</text:p>
              </text:list-item>
              <text:list-item>
                <text:p text:style-name="P94">Modernization of legacy applications (Time tracking system, project reporting, inventory management, safety information system, and HRIS)</text:p>
              </text:list-item>
              <text:list-item>
                <text:p text:style-name="P95">Managed internal web hosting of company websites using Apache as well as domain and DNS record management</text:p>
              </text:list-item>
              <text:list-item>
                <text:p text:style-name="P96">Implemented a security risk management framework including management, operational and physical security</text:p>
                <text:list>
                  <text:list-item>
                    <text:p text:style-name="P73">Server room / infrastructure security</text:p>
                  </text:list-item>
                  <text:list-item>
                    <text:p text:style-name="P73">Auditing</text:p>
                  </text:list-item>
                  <text:list-item>
                    <text:p text:style-name="P73">Mobile device management (MDM) and data loss prevention (DLP) on COPE and BYOD devices <text:span text:style-name="T130">(InTune &amp; </text:span><text:soft-page-break/><text:span text:style-name="T130">SimpleMDM)</text:span></text:p>
                  </text:list-item>
                  <text:list-item>
                    <text:p text:style-name="P73">Information classification, password management</text:p>
                  </text:list-item>
                  <text:list-item>
                    <text:p text:style-name="P73">Email and web security gateways</text:p>
                  </text:list-item>
                  <text:list-item>
                    <text:p text:style-name="P73">Network intrusion and prevention systems</text:p>
                  </text:list-item>
                  <text:list-item>
                    <text:p text:style-name="P73">Enterprise anti-virus, anti-malware, and anti-ransomware</text:p>
                  </text:list-item>
                  <text:list-item>
                    <text:p text:style-name="P73">Security awareness training (email security, phishing, vishing, etc)</text:p>
                  </text:list-item>
                  <text:list-item>
                    <text:p text:style-name="P88">Secured software applications and internally developed applications</text:p>
                  </text:list-item>
                </text:list>
              </text:list-item>
              <text:list-item>
                <text:p text:style-name="P89">Provided leadership, planning and estimating, cost tracking, presentations, and communication of the following key IT projects:</text:p>
                <text:list>
                  <text:list-item>
                    <text:p text:style-name="P73">Digital transformation (paperless and digital workflows)</text:p>
                  </text:list-item>
                  <text:list-item>
                    <text:p text:style-name="P73">Global enterprise wireless network (Unified company wireless network in branch offices and job sites using RADIUS)</text:p>
                  </text:list-item>
                  <text:list-item>
                    <text:p text:style-name="P101"><text:span text:style-name="T116">S</text:span><text:span text:style-name="T111">tandard video conferencing and collaboration system (Microsoft Teams)</text:span></text:p>
                  </text:list-item>
                  <text:list-item>
                    <text:p text:style-name="P101"><text:span text:style-name="T116">I</text:span><text:span text:style-name="T111">nventory management systems (IT assets and specific business areas such as tool shop and scaffolding)</text:span></text:p>
                  </text:list-item>
                  <text:list-item>
                    <text:p text:style-name="P73">Standard web-based project reporting</text:p>
                  </text:list-item>
                  <text:list-item>
                    <text:p text:style-name="P101"><text:span text:style-name="T116">S</text:span><text:span text:style-name="T111">afety management information system (eCompliance)</text:span></text:p>
                  </text:list-item>
                  <text:list-item>
                    <text:p text:style-name="P101"><text:span text:style-name="T116">C</text:span><text:span text:style-name="T111">ompany intranet (cloud based on Azure, single sign on using Azure AD)</text:span></text:p>
                  </text:list-item>
                  <text:list-item>
                    <text:p text:style-name="P104"><text:span text:style-name="T116">G</text:span><text:span text:style-name="T111">lobal VoIP system (migrated from analogue/POTS lines to VoIP system using FreePBX and SIP phones)</text:span></text:p>
                  </text:list-item>
                </text:list>
              </text:list-item>
              <text:list-item>
                <text:p text:style-name="P77">Communicate <text:span text:style-name="T56">with project stakeholders, business </text:span><text:span text:style-name="T57">unit</text:span><text:span text:style-name="T56"> managers, project resources, </text:span><text:span text:style-name="T57">and 3</text:span><text:span text:style-name="T125">rd</text:span><text:span text:style-name="T57"> party vendors</text:span><text:span text:style-name="T56"> on a</text:span> proactive and on-going basis</text:p>
              </text:list-item>
            </text:list>
            <text:p text:style-name="P23"/>
            <text:p text:style-name="P7">Vale Canada Limited<text:tab/> <text:s/><text:span text:style-name="T131">Jan. </text:span>2009 – <text:span text:style-name="T131">Oct. </text:span>2015</text:p>
            <text:p text:style-name="P10">IT Subject Matter Expert / IT Project Manager</text:p>
            <text:p text:style-name="P39">Vale Canada is the Canadian nickel subsidiary of Brazilian miner Vale, the world's largest iron ore producer and exporter. The company is engaged in the mining, processing and marketing of metal products. Based in Toronto, Vale Canada produces nickel, copper, cobalt, platinum, rhodium, ruthenium, iridium, gold, and silver, both in Canada and in Indonesia.</text:p>
            <text:p text:style-name="P39"/>
            <text:list text:continue-numbering="true" text:style-name="WWNum4">
              <text:list-item>
                <text:p text:style-name="P75">Managed a team of developers providing oversight and mentoring, resource scheduling and performance evaluations</text:p>
              </text:list-item>
              <text:list-item>
                <text:p text:style-name="P102"><text:span text:style-name="T38">Performed in role of project manager</text:span><text:span text:style-name="T111"> managing all aspects of IT projects including project budgeting, initiation, planning, execution, monitoring, and closure</text:span></text:p>
              </text:list-item>
              <text:list-item>
                <text:p text:style-name="P90">Performed in project estimation as a subject matter expert</text:p>
              </text:list-item>
              <text:list-item>
                <text:p text:style-name="P75">Developed and managed project plans using a variety of tools including MS Project and HPPM</text:p>
              </text:list-item>
              <text:list-item>
                <text:p text:style-name="P75">Implemented best practices, standards, and product roadmaps as a subject matter expert for areas of expertise</text:p>
              </text:list-item>
              <text:list-item>
                <text:p text:style-name="P91">Provided <text:span text:style-name="T132">or approved</text:span> application architecture <text:span text:style-name="T59">for</text:span> several software applications including:</text:p>
                <text:list>
                  <text:list-item>
                    <text:p text:style-name="P91"><text:span text:style-name="T39">C</text:span>omputerized mould tracking system (Web based, .NET application)</text:p>
                  </text:list-item>
                  <text:list-item>
                    <text:p text:style-name="P91">Process Information Management Application (division wide web based production information reporting system consisting of KPI’s and real-time information. Using SharePoint and web technologies)</text:p>
                  </text:list-item>
                  <text:list-item>
                    <text:p text:style-name="P91"><text:span text:style-name="T39">C</text:span>omputerized systems for the atmospheric emissions reduction (AER) program (web-based applications)</text:p>
                  </text:list-item>
                  <text:list-item>
                    <text:p text:style-name="P91"><text:span text:style-name="T39">S</text:span>melting converter aisle monitoring system (<text:span text:style-name="T62">M</text:span>onitor the process of nickel smelting process and used by operators <text:span text:style-name="T39">to assist in decision making)</text:span></text:p>
                  </text:list-item>
                </text:list>
              </text:list-item>
              <text:list-item>
                <text:p text:style-name="P75">Managed the implementation of many IT projects such as:</text:p>
                <text:list>
                  <text:list-item>
                    <text:p text:style-name="P102"><text:span text:style-name="T38">R</text:span><text:span text:style-name="T111">edundant data collection system (Real-time </text:span><text:span text:style-name="T38">data collection from </text:span><text:span text:style-name="T111">Smelter process control network to business network using OPC and OSISoft PI technologies)</text:span></text:p>
                  </text:list-item>
                  <text:list-item>
                    <text:p text:style-name="P102"><text:span text:style-name="T38">Data Migration of legacy data historian (</text:span><text:span text:style-name="T111">migration of Setcim data historian to OSISoft PI historian)</text:span></text:p>
                  </text:list-item>
                </text:list>
              </text:list-item>
              <text:list-item>
                <text:p text:style-name="P75">Product lead on SAP Manufacturing Integration and Intelligence (MII)</text:p>
                <text:list>
                  <text:list-item>
                    <text:p text:style-name="P75">attended conferences, formal training, and networking with global colleagues</text:p>
                  </text:list-item>
                  <text:list-item>
                    <text:p text:style-name="P75">implemented the product as the company’s standard reporting tool utilized by various applications</text:p>
                  </text:list-item>
                  <text:list-item>
                    <text:p text:style-name="P75">created product roadmaps and standards for technology</text:p>
                  </text:list-item>
                  <text:list-item>
                    <text:p text:style-name="P75">participated in negotiations of maintenance agreement and software licensing</text:p>
                  </text:list-item>
                </text:list>
              </text:list-item>
              <text:list-item>
                <text:p text:style-name="P78">Acted as a third tier of support for escalations or engineering of solutions for products in areas of expertise (24x7x365 support)</text:p>
              </text:list-item>
              <text:list-item>
                <text:p text:style-name="P79">Communicate <text:span text:style-name="T56">with project stakeholders, business managers, project resources on a</text:span> proactive and on-going basis</text:p>
              </text:list-item>
            </text:list>
            <text:p text:style-name="P15"/>
            <text:p text:style-name="P7"/>
            <text:p text:style-name="P7">Vale Canada Limited<text:tab/><text:span text:style-name="T131">May </text:span>2005 – <text:span text:style-name="T131">Dec. </text:span>200<text:span text:style-name="T21">8</text:span></text:p>
            <text:p text:style-name="P10">Process Systems Analyst</text:p>
            <text:list xml:id="list150015274953306" text:continue-numbering="true" text:style-name="WWNum4">
              <text:list-item>
                <text:p text:style-name="P56">Design, develop, test, deliver and support <text:span text:style-name="T133">of</text:span> information and process control systems</text:p>
              </text:list-item>
              <text:list-item>
                <text:p text:style-name="P56"><text:soft-page-break/>Implemented new technologies into business applications, business requirements analysis/translation</text:p>
              </text:list-item>
              <text:list-item text:style-override="WWNum5">
                <text:p text:style-name="P57">Lead IT contractors and projects, served as mentor to colleagues <text:span text:style-name="T134">and project resources</text:span></text:p>
              </text:list-item>
              <text:list-item text:style-override="WWNum5">
                <text:p text:style-name="P81">Communicate <text:span text:style-name="T56">with project stakeholders, business </text:span><text:span text:style-name="T57">unit</text:span><text:span text:style-name="T56"> managers, </text:span><text:span text:style-name="T60">and </text:span><text:span text:style-name="T56">project resources on a</text:span> proactive and on-going basis</text:p>
              </text:list-item>
            </text:list>
            <text:p text:style-name="P15"/>
            <text:p text:style-name="P8"><text:span text:style-name="T22">Four Leaf Solutions Inc.</text:span><text:tab/> <text:s/><text:span text:style-name="T22">Sep</text:span><text:span text:style-name="T131">. </text:span>200<text:span text:style-name="T22">2</text:span> – <text:span text:style-name="T22">Apr</text:span><text:span text:style-name="T131">. </text:span>20<text:span text:style-name="T22">05</text:span></text:p>
            <text:p text:style-name="P46">Programmer/Analyst</text:p>
            <text:p text:style-name="P51"><text:span text:style-name="T119">Four Leaf Solution</text:span><text:span text:style-name="T120">s </text:span><text:span text:style-name="T109">operated as a</text:span><text:span text:style-name="T106"> software development </text:span><text:span text:style-name="T107">and IT service company </text:span><text:span text:style-name="T106">since 1999. They provide</text:span><text:span text:style-name="T107">d</text:span><text:span text:style-name="T106"> professional design, development &amp; marketing of websites, </text:span><text:span text:style-name="T107">web applications, </text:span><text:span text:style-name="T106">social media pre</text:span><text:span text:style-name="T110">s</text:span><text:span text:style-name="T106">ences </text:span><text:span text:style-name="T107">and IT support and service.</text:span></text:p>
            <text:p text:style-name="P40"/>
            <text:list text:continue-numbering="true" text:style-name="WWNum4">
              <text:list-item>
                <text:p text:style-name="P109">Supervised and lead programming projects and initiatives</text:p>
              </text:list-item>
              <text:list-item>
                <text:p text:style-name="P103"><text:span text:style-name="T111">Custom </text:span><text:span text:style-name="T38">w</text:span><text:span text:style-name="T111">eb and software application </text:span><text:span text:style-name="T114">architecture and development </text:span><text:span text:style-name="T111">(client/server apps, databases) using technologies including: HTML, CSS, JavaScript, C#, .NET, MVC, Perl, PHP, AJAX, Java, SQL Server, Oracle DB, MySQL, PostgreSQL, SharePoint</text:span></text:p>
              </text:list-item>
              <text:list-item>
                <text:p text:style-name="P103"><text:span text:style-name="T111">Performed </text:span><text:span text:style-name="T38">b</text:span><text:span text:style-name="T111">usiness requirements analysis, process mapping </text:span><text:span text:style-name="T115">and data modeling</text:span></text:p>
              </text:list-item>
              <text:list-item>
                <text:p text:style-name="P103"><text:span text:style-name="T38">Designed and developed solutions to</text:span><text:span text:style-name="T111"> meet design specifications and customer requirements</text:span></text:p>
              </text:list-item>
              <text:list-item>
                <text:p text:style-name="P76">Provided maintenance of software applications and third level support to customers</text:p>
              </text:list-item>
              <text:list-item>
                <text:p text:style-name="P76">Performed code optimization for software efficiency and performance</text:p>
              </text:list-item>
              <text:list-item>
                <text:p text:style-name="P103"><text:span text:style-name="T111">Managed </text:span><text:span text:style-name="T38">development </text:span><text:span text:style-name="T111">standards</text:span></text:p>
              </text:list-item>
              <text:list-item>
                <text:p text:style-name="P76">Collaboration with testing teams to relay functionality and addressing testing issues, tools and testing defects</text:p>
              </text:list-item>
              <text:list-item>
                <text:p text:style-name="P76">Communicate project/work on a proactive and on-going basis</text:p>
              </text:list-item>
              <text:list-item>
                <text:p text:style-name="P80">Remote &amp; on-site support technician (all aspects of networks, hardware, &amp; software)</text:p>
              </text:list-item>
              <text:list-item>
                <text:p text:style-name="P80">Excellent written and oral communications skills, including technical writing skills</text:p>
              </text:list-item>
            </text:list>
            <text:p text:style-name="P42"/>
            <text:p text:style-name="P9"><text:span text:style-name="T23">Expertech Network Installation</text:span><text:tab/> <text:s/><text:span text:style-name="T23">May 2000</text:span> – <text:span text:style-name="T23">Jul.</text:span><text:span text:style-name="T131"> </text:span>20<text:span text:style-name="T22">0</text:span><text:span text:style-name="T23">2</text:span></text:p>
            <text:p text:style-name="P47">IS/IT Technical Support Analyst</text:p>
            <text:p text:style-name="P38">Expertech Network Installation is a major network infrastructure service provider for the wireline and wireless broadband technology market in Quebec and Ontario. Expertech is responsible for provisioning Bell Canada's networks.</text:p>
            <text:p text:style-name="P41"/>
            <text:list text:continue-numbering="true" text:style-name="WWNum4">
              <text:list-item>
                <text:p text:style-name="P110">Software development (scripting, Perl, Delphi, JSP, PHP, Java, C/C++)</text:p>
              </text:list-item>
              <text:list-item>
                <text:p text:style-name="P110">Network Administration</text:p>
              </text:list-item>
              <text:list-item>
                <text:p text:style-name="P110">Remote &amp; on-site support technician (all aspects of networks, hardware, &amp; software)</text:p>
              </text:list-item>
            </text:list>
          </table:table-cell>
          <table:covered-table-cell/>
        </table:table-row>
        <table:table-row table:style-name="Table1.8">
          <table:table-cell table:style-name="Table1.A1" table:number-columns-spanned="3" office:value-type="string">
            <text:p text:style-name="P5">Education</text:p>
          </table:table-cell>
          <table:covered-table-cell/>
          <table:covered-table-cell/>
        </table:table-row>
        <table:table-row table:style-name="Table1.9">
          <table:table-cell table:style-name="Table1.A1" office:value-type="string">
            <text:p text:style-name="P14"/>
          </table:table-cell>
          <table:table-cell table:style-name="Table1.A1" table:number-columns-spanned="2" office:value-type="string">
            <text:p text:style-name="P24"><text:span text:style-name="T68">Georgian College </text:span>(Diploma, 3 Year Computer Programmer/Analyst Co-op w/ Honours) <text:span text:style-name="T68"><text:tab/>1999-2002</text:span></text:p>
            <text:p text:style-name="P24"><text:span text:style-name="T68">Lo-Ellen Park Secondary School </text:span>(Ontario Secondary School Diploma w/Honours) <text:span text:style-name="T68"><text:tab/> <text:s text:c="7"/>1994-1999</text:span></text:p>
          </table:table-cell>
          <table:covered-table-cell/>
        </table:table-row>
        <table:table-row table:style-name="Table1.10">
          <table:table-cell table:style-name="Table1.A1" table:number-columns-spanned="3" office:value-type="string">
            <text:p text:style-name="P12"/>
            <text:p text:style-name="P52"/>
            <text:p text:style-name="P5">LICENSES &amp; Certifications</text:p>
          </table:table-cell>
          <table:covered-table-cell/>
          <table:covered-table-cell/>
        </table:table-row>
        <table:table-row table:style-name="Table1.11">
          <table:table-cell table:style-name="Table1.A1" table:number-columns-spanned="2" office:value-type="string">
            <text:p text:style-name="P25"><text:span text:style-name="T24"><text:s text:c="5"/></text:span><text:span text:style-name="T25">Working at Heights</text:span><text:span text:style-name="T26"><text:tab/> </text:span><text:span text:style-name="T33">0</text:span><text:span text:style-name="T34">6</text:span><text:span text:style-name="T33">/202</text:span><text:span text:style-name="T35">3</text:span></text:p>
            <text:p text:style-name="P25"><text:span text:style-name="T26"><text:s text:c="5"/></text:span><text:span text:style-name="T24">First Aid &amp; CPR Level C<text:tab/> <text:s text:c="3"/></text:span><text:span text:style-name="T33">0</text:span><text:span text:style-name="T34">2</text:span><text:span text:style-name="T33">/202</text:span><text:span text:style-name="T34">3</text:span></text:p>
            <text:p text:style-name="P25"><text:span text:style-name="T24"><text:s text:c="5"/></text:span><text:span text:style-name="T26">Azure Fundamentals (AZ-900)</text:span><text:tab/><text:span text:style-name="T33">07/2021</text:span></text:p>
            <text:p text:style-name="P26"><text:s text:c="5"/>CompTIA <text:span text:style-name="T135">Network</text:span>+, <text:s/>CompTIA<text:tab/><text:span text:style-name="T36">02</text:span><text:span text:style-name="T68">/202</text:span><text:span text:style-name="T74">1</text:span></text:p>
            <text:p text:style-name="P27"><text:s text:c="5"/>CompTIA P<text:span text:style-name="T135">roject</text:span>+, <text:s/>CompTIA<text:tab/><text:span text:style-name="T68">09/2020</text:span></text:p>
            <text:p text:style-name="P27"><text:s text:c="5"/>CompTIA PenTest+, <text:s/>CompTIA<text:tab/><text:span text:style-name="T68">09/2020</text:span></text:p>
            <text:p text:style-name="P28"><text:s text:c="5"/>CompTIA Security+, <text:s/>CompTIA<text:tab/><text:span text:style-name="T68">08/2020</text:span></text:p>
            <text:p text:style-name="P28"><text:s text:c="5"/>Effective Leadership Development, LMI Canada<text:tab/><text:span text:style-name="T68">03/2016</text:span></text:p>
            <text:p text:style-name="P29"><text:s text:c="5"/><text:span text:style-name="T136">Certified Joint Health and Safety Member, Ministry of Labour</text:span><text:tab/><text:span text:style-name="T68">0</text:span><text:span text:style-name="T75">6</text:span><text:span text:style-name="T68">/201</text:span><text:span text:style-name="T75">5</text:span></text:p>
            <text:p text:style-name="P11"/>
          </table:table-cell>
          <table:covered-table-cell/>
          <table:table-cell table:style-name="Table1.A1" office:value-type="string">
            <text:p text:style-name="P30"/>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variable"/>
    <style:font-face style:name="Garamond" svg:font-family="Garamond" style:font-family-generic="roman"/>
    <style:font-face style:name="Garamond1" svg:font-family="Garamond" style:font-family-generic="roman"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en" fo:country="CA"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Times New Roman" fo:font-size="10pt" fo:language="en" fo:country="CA"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justify" style:justify-single-word="false" fo:orphans="2" fo:widows="2" fo:hyphenation-ladder-count="no-limit" style:writing-mode="lr-tb"/>
      <style:text-properties style:font-name="Garamond1" fo:font-family="Garamond" style:font-family-generic="roman" style:font-pitch="variable" fo:font-size="11pt" style:font-size-asian="11pt" fo:hyphenate="false" fo:hyphenation-remain-char-count="2" fo:hyphenation-push-char-count="2" loext:hyphenation-no-caps="tru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388cm" style:contextual-spacing="false" style:line-height-at-least="0.423cm"/>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_20_Base" style:next-style-name="Text_20_body" style:default-outline-level="1" style:list-style-name="" style:class="text">
      <style:paragraph-properties fo:margin-left="-3.81cm" fo:margin-right="0cm" fo:text-align="start" style:justify-single-word="false" fo:text-indent="0cm" style:auto-text-indent="false"/>
      <style:text-properties fo:font-size="11.5pt" fo:letter-spacing="0.035cm" style:letter-kerning="true" style:font-size-asian="11.5pt"/>
    </style:style>
    <style:style style:name="Heading_20_2" style:display-name="Heading 2" style:family="paragraph" style:parent-style-name="Heading_20_Base" style:next-style-name="Text_20_body" style:default-outline-level="2" style:list-style-name="" style:class="text">
      <style:paragraph-properties fo:text-align="start" style:justify-single-word="false"/>
      <style:text-properties fo:font-size="10pt" fo:letter-spacing="0.009cm" style:font-size-asian="10pt"/>
    </style:style>
    <style:style style:name="Heading_20_3" style:display-name="Heading 3" style:family="paragraph" style:parent-style-name="Heading_20_Base" style:next-style-name="Text_20_body" style:default-outline-level="3" style:list-style-name="" style:class="text">
      <style:paragraph-properties fo:margin-top="0.423cm" fo:margin-bottom="0.388cm" style:contextual-spacing="false" fo:text-align="start" style:justify-single-word="false"/>
      <style:text-properties fo:font-size="10pt" fo:letter-spacing="-0.004cm" fo:font-style="italic" style:font-size-asian="10pt" style:font-style-asian="italic"/>
    </style:style>
    <style:style style:name="Heading_20_4" style:display-name="Heading 4" style:family="paragraph" style:parent-style-name="Heading_20_Base" style:next-style-name="Text_20_body" style:default-outline-level="4" style:list-style-name="" style:class="text">
      <style:paragraph-properties fo:margin-top="0.423cm" fo:margin-bottom="0cm" style:contextual-spacing="false" fo:text-align="start" style:justify-single-word="false"/>
      <style:text-properties fo:font-variant="normal" fo:text-transform="none" fo:font-size="12pt" fo:letter-spacing="0.009cm" fo:font-style="italic" style:font-size-asian="12pt" style:font-style-asian="italic"/>
    </style:style>
    <style:style style:name="Heading_20_5" style:display-name="Heading 5" style:family="paragraph" style:parent-style-name="Heading_20_Base" style:next-style-name="Text_20_body" style:default-outline-level="5" style:list-style-name="" style:class="text">
      <style:paragraph-properties fo:margin-top="0.423cm" fo:margin-bottom="0.388cm" style:contextual-spacing="false" fo:text-align="start" style:justify-single-word="false"/>
      <style:text-properties fo:font-size="9pt" fo:letter-spacing="0.035cm" fo:font-weight="bold" style:font-size-asian="9pt"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cm" style:contextual-spacing="false" style:line-height-at-least="0.423cm"/>
      <style:text-properties fo:font-weight="bold" style:font-weight-asian="bold"/>
    </style:style>
    <style:style style:name="Heading_20_Base" style:display-name="Heading Base" style:family="paragraph" style:parent-style-name="Text_20_body" style:next-style-name="Text_20_body" style:default-outline-level="">
      <style:paragraph-properties fo:margin-top="0.423cm" fo:margin-bottom="0.423cm" style:contextual-spacing="false" fo:keep-together="always" fo:keep-with-next="always"/>
      <style:text-properties fo:text-transform="uppercase"/>
    </style:style>
    <style:style style:name="Header_20_Base" style:display-name="Header Base" style:family="paragraph" style:parent-style-name="Standard" style:default-outline-level="">
      <style:paragraph-properties fo:margin-left="-3.81cm" fo:margin-right="0cm" fo:margin-top="0.388cm" fo:margin-bottom="0.388cm" style:contextual-spacing="false" style:line-height-at-least="0.388cm" fo:text-indent="0cm" style:auto-text-indent="false"/>
      <style:text-properties fo:text-transform="uppercase"/>
    </style:style>
    <style:style style:name="Document_20_Label" style:display-name="Document Label" style:family="paragraph" style:parent-style-name="Standard" style:next-style-name="Section_20_Title" style:default-outline-level="">
      <style:paragraph-properties fo:margin-top="0cm" fo:margin-bottom="0.388cm" style:contextual-spacing="false"/>
      <style:text-properties fo:font-size="24pt" fo:letter-spacing="-0.035cm" style:font-size-asian="24pt"/>
    </style:style>
    <style:style style:name="Section_20_Title" style:display-name="Section Title" style:family="paragraph" style:parent-style-name="Standard" style:next-style-name="Objective" style:default-outline-level="">
      <style:paragraph-properties fo:margin-top="0.388cm" fo:margin-bottom="0cm" style:contextual-spacing="false" style:line-height-at-least="0.388cm" fo:text-align="start" style:justify-single-word="false" fo:padding-left="0cm" fo:padding-right="0cm" fo:padding-top="0cm" fo:padding-bottom="0.035cm" fo:border-left="none" fo:border-right="none" fo:border-top="none" fo:border-bottom="0.74pt solid #808080"/>
      <style:text-properties fo:text-transform="uppercase" fo:font-size="10pt" fo:letter-spacing="0.026cm" style:font-size-asian="10pt"/>
    </style:style>
    <style:style style:name="Objective" style:family="paragraph" style:parent-style-name="Standard" style:next-style-name="Text_20_body" style:default-outline-level="">
      <style:paragraph-properties fo:margin-top="0.106cm" fo:margin-bottom="0.388cm" style:contextual-spacing="false" style:line-height-at-least="0.388cm"/>
    </style:style>
    <style:style style:name="Company_20_Name" style:display-name="Company Name" style:family="paragraph" style:parent-style-name="Standard" style:next-style-name="Job_20_Title" style:default-outline-level="">
      <style:paragraph-properties fo:margin-top="0.388cm" fo:margin-bottom="0cm" style:contextual-spacing="false" style:line-height-at-least="0.388cm" fo:text-align="start" style:justify-single-word="false">
        <style:tab-stops>
          <style:tab-stop style:position="2.54cm"/>
          <style:tab-stop style:position="11.43cm" style:type="right"/>
        </style:tab-stops>
      </style:paragraph-properties>
    </style:style>
    <style:style style:name="Job_20_Title" style:display-name="Job Title" style:family="paragraph" style:next-style-name="Achievement" style:default-outline-level="">
      <style:paragraph-properties fo:margin-top="0.071cm" fo:margin-bottom="0.071cm" style:contextual-spacing="false" style:line-height-at-least="0.388cm" fo:text-align="start" style:justify-single-word="false" fo:orphans="2" fo:widows="2" style:writing-mode="lr-tb"/>
      <style:text-properties style:font-name="Garamond1" fo:font-family="Garamond" style:font-family-generic="roman" style:font-pitch="variable" fo:font-size="11.5pt" fo:letter-spacing="0.009cm" fo:language="en" fo:country="US" fo:font-style="italic" style:font-size-asian="11.5pt" style:font-style-asian="italic"/>
    </style:style>
    <style:style style:name="Achievement" style:family="paragraph" style:parent-style-name="Text_20_body" style:default-outline-level="">
      <style:paragraph-properties fo:margin-left="0.423cm" fo:margin-right="0cm" fo:margin-top="0cm" fo:margin-bottom="0.106cm" style:contextual-spacing="false" fo:text-indent="-0.423cm" style:auto-text-indent="false"/>
    </style:style>
    <style:style style:name="Name" style:family="paragraph" style:parent-style-name="Standard" style:next-style-name="Standard" style:default-outline-level="">
      <style:paragraph-properties fo:margin-top="0cm" fo:margin-bottom="0.776cm" style:contextual-spacing="false" style:line-height-at-least="0.423cm" fo:text-align="center" style:justify-single-word="false"/>
      <style:text-properties fo:text-transform="uppercase" fo:font-size="22pt" fo:letter-spacing="0.141cm" style:font-size-asian="22pt"/>
    </style:style>
    <style:style style:name="Date" style:family="paragraph" style:parent-style-name="Text_20_body" style:default-outline-level="">
      <style:paragraph-properties fo:keep-with-next="always"/>
    </style:style>
    <style:style style:name="City_2f_State" style:display-name="City/State" style:family="paragraph" style:parent-style-name="Text_20_body" style:next-style-name="Text_20_body" style:default-outline-level="">
      <style:paragraph-properties fo:keep-with-next="always"/>
    </style:style>
    <style:style style:name="Institution" style:family="paragraph" style:parent-style-name="Standard" style:next-style-name="Achievement" style:default-outline-level="">
      <style:paragraph-properties fo:margin-top="0.106cm" fo:margin-bottom="0cm" style:contextual-spacing="false" style:line-height-at-least="0.388cm" fo:text-align="start" style:justify-single-word="false">
        <style:tab-stops>
          <style:tab-stop style:position="2.54cm"/>
          <style:tab-stop style:position="11.43cm" style:type="right"/>
        </style:tab-stops>
      </style:paragraph-properties>
    </style:style>
    <style:style style:name="Header_20_and_20_Footer" style:display-name="Header and Footer" style:family="paragraph" style:parent-style-name="Standard" style:class="extra"/>
    <style:style style:name="Header" style:family="paragraph" style:parent-style-name="Header_20_Base" style:default-outline-level="" style:class="extra"/>
    <style:style style:name="Footer" style:family="paragraph" style:parent-style-name="Header_20_Base" style:default-outline-level="" style:class="extra">
      <style:paragraph-properties fo:margin-left="-3.81cm" fo:margin-right="-1.482cm" style:line-height-at-least="0.423cm" fo:text-align="start" style:justify-single-word="false" fo:text-indent="0cm" style:auto-text-indent="false">
        <style:tab-stops>
          <style:tab-stop style:position="12.912cm" style:type="right"/>
        </style:tab-stops>
      </style:paragraph-properties>
    </style:style>
    <style:style style:name="Address_20_1" style:display-name="Address 1"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style>
    <style:style style:name="Section_20_Subtitle" style:display-name="Section Subtitle" style:family="paragraph" style:parent-style-name="Section_20_Title" style:next-style-name="Standard" style:default-outline-level="">
      <style:text-properties fo:font-variant="normal" fo:text-transform="none" fo:font-size="12pt" fo:letter-spacing="0.018cm" fo:font-style="italic" style:font-size-asian="12pt" style:font-style-asian="italic"/>
    </style:style>
    <style:style style:name="Address_20_2" style:display-name="Address 2"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style>
    <style:style style:name="Text_20_body_20_indent" style:display-name="Text body indent" style:family="paragraph" style:parent-style-name="Text_20_body" style:default-outline-level="" style:class="text">
      <style:paragraph-properties fo:margin-left="1.27cm" fo:margin-right="0cm" fo:text-indent="0cm" style:auto-text-indent="false"/>
    </style:style>
    <style:style style:name="Personal_20_Data" style:display-name="Personal Data" style:family="paragraph" style:parent-style-name="Text_20_body" style:default-outline-level="">
      <style:paragraph-properties fo:margin-left="-1.905cm" fo:margin-right="1.905cm" fo:margin-top="0cm" fo:margin-bottom="0.212cm" style:contextual-spacing="false" fo:line-height="0.423cm" fo:text-indent="0cm" style:auto-text-indent="false"/>
      <style:text-properties style:font-name="Arial" fo:font-family="Arial" style:font-family-generic="roman" style:font-pitch="variable" fo:font-style="italic" style:font-style-asian="italic"/>
    </style:style>
    <style:style style:name="Company_20_Name_20_One" style:display-name="Company Name One" style:family="paragraph" style:parent-style-name="Company_20_Name" style:next-style-name="Job_20_Title" style:default-outline-level="">
      <style:paragraph-properties fo:margin-top="0.106cm" fo:margin-bottom="0cm" style:contextual-spacing="false"/>
    </style:style>
    <style:style style:name="No_20_Title" style:display-name="No Title" style:family="paragraph" style:parent-style-name="Section_20_Title" style:default-outline-level="">
      <style:paragraph-properties fo:padding="0cm" fo:border="none"/>
    </style:style>
    <style:style style:name="Personal_20_Info" style:display-name="Personal Info" style:family="paragraph" style:parent-style-name="Achievement" style:next-style-name="Achievement" style:default-outline-level="">
      <style:paragraph-properties fo:margin-left="0.432cm" fo:margin-right="0cm" fo:margin-top="0.388cm" fo:margin-bottom="0.106cm" style:contextual-spacing="false" fo:text-indent="-0.432cm" style:auto-text-indent="false"/>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Times New Roman" fo:font-family="'Times New Roman'" style:font-family-generic="roman" style:font-pitch="variable" fo:font-size="12pt" fo:language="en" fo:country="US"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ead-in_20_Emphasis" style:display-name="Lead-in Emphasis" style:family="text">
      <style:text-properties style:font-name="Arial Black" fo:font-family="'Arial Black'" style:font-family-generic="roman" style:font-pitch="variable" fo:font-size="9pt" fo:letter-spacing="-0.011cm" style:font-size-asian="9pt"/>
    </style:style>
    <style:style style:name="page_20_number" style:display-name="page number" style:family="text">
      <style:text-properties fo:font-size="12pt" style:font-size-asian="12pt"/>
    </style:style>
    <style:style style:name="Emphasis" style:family="text">
      <style:text-properties fo:text-transform="uppercase" style:font-name="Garamond1" fo:font-family="Garamond" style:font-family-generic="roman" style:font-pitch="variable" fo:font-size="9pt" fo:letter-spacing="normal" style:font-size-asian="9pt"/>
    </style:style>
    <style:style style:name="Job"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Balloon_20_Text_20_Char" style:display-name="Balloon Text Char" style:family="text" style:parent-style-name="Default_20_Paragraph_20_Font">
      <style:text-properties fo:font-size="9pt" style:font-size-asian="9pt"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fo:font-size="8pt" style:font-size-asian="8pt" style:font-size-complex="8pt"/>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332" style:display-name="ListLabel 332" style:family="text">
      <style:text-properties style:font-name-complex="Symbol" style:font-family-complex="Symbol" style:font-family-generic-complex="system" style:font-pitch-complex="variable"/>
    </style:style>
    <style:style style:name="ListLabel_20_333" style:display-name="ListLabel 333" style:family="text">
      <style:text-properties style:font-name-complex="Courier New" style:font-family-complex="'Courier New'" style:font-family-generic-complex="system" style:font-pitch-complex="variable"/>
    </style:style>
    <style:style style:name="ListLabel_20_334" style:display-name="ListLabel 334" style:family="text">
      <style:text-properties style:font-name-complex="Wingdings" style:font-family-complex="Wingdings" style:font-family-generic-complex="system" style:font-pitch-complex="variable"/>
    </style:style>
    <style:style style:name="ListLabel_20_335" style:display-name="ListLabel 335" style:family="text">
      <style:text-properties style:font-name-complex="Symbol" style:font-family-complex="Symbol" style:font-family-generic-complex="system" style:font-pitch-complex="variable"/>
    </style:style>
    <style:style style:name="ListLabel_20_336" style:display-name="ListLabel 336" style:family="text">
      <style:text-properties style:font-name-complex="Courier New" style:font-family-complex="'Courier New'" style:font-family-generic-complex="system" style:font-pitch-complex="variable"/>
    </style:style>
    <style:style style:name="ListLabel_20_337" style:display-name="ListLabel 337" style:family="text">
      <style:text-properties style:font-name-complex="Wingdings" style:font-family-complex="Wingdings" style:font-family-generic-complex="system" style:font-pitch-complex="variable"/>
    </style:style>
    <style:style style:name="ListLabel_20_338" style:display-name="ListLabel 338" style:family="text">
      <style:text-properties style:font-name-complex="Symbol" style:font-family-complex="Symbol" style:font-family-generic-complex="system" style:font-pitch-complex="variable"/>
    </style:style>
    <style:style style:name="ListLabel_20_339" style:display-name="ListLabel 339" style:family="text">
      <style:text-properties style:font-name-complex="Courier New" style:font-family-complex="'Courier New'" style:font-family-generic-complex="system" style:font-pitch-complex="variable"/>
    </style:style>
    <style:style style:name="ListLabel_20_340" style:display-name="ListLabel 340" style:family="text">
      <style:text-properties style:font-name-complex="Wingdings" style:font-family-complex="Wingdings" style:font-family-generic-complex="system" style:font-pitch-complex="variable"/>
    </style:style>
    <style:style style:name="ListLabel_20_305" style:display-name="ListLabel 305" style:family="text">
      <style:text-properties style:font-name-complex="Symbol" style:font-family-complex="Symbol" style:font-family-generic-complex="system" style:font-pitch-complex="variable"/>
    </style:style>
    <style:style style:name="ListLabel_20_306" style:display-name="ListLabel 306" style:family="text">
      <style:text-properties style:font-name-complex="Courier New" style:font-family-complex="'Courier New'" style:font-family-generic-complex="system" style:font-pitch-complex="variable"/>
    </style:style>
    <style:style style:name="ListLabel_20_307" style:display-name="ListLabel 307" style:family="text">
      <style:text-properties style:font-name-complex="Wingdings" style:font-family-complex="Wingdings" style:font-family-generic-complex="system" style:font-pitch-complex="variable"/>
    </style:style>
    <style:style style:name="ListLabel_20_308" style:display-name="ListLabel 308" style:family="text">
      <style:text-properties style:font-name-complex="Symbol" style:font-family-complex="Symbol" style:font-family-generic-complex="system" style:font-pitch-complex="variable"/>
    </style:style>
    <style:style style:name="ListLabel_20_309" style:display-name="ListLabel 309" style:family="text">
      <style:text-properties style:font-name-complex="Courier New" style:font-family-complex="'Courier New'" style:font-family-generic-complex="system" style:font-pitch-complex="variable"/>
    </style:style>
    <style:style style:name="ListLabel_20_310" style:display-name="ListLabel 310" style:family="text">
      <style:text-properties style:font-name-complex="Wingdings" style:font-family-complex="Wingdings" style:font-family-generic-complex="system" style:font-pitch-complex="variable"/>
    </style:style>
    <style:style style:name="ListLabel_20_311" style:display-name="ListLabel 311" style:family="text">
      <style:text-properties style:font-name-complex="Symbol" style:font-family-complex="Symbol" style:font-family-generic-complex="system" style:font-pitch-complex="variable"/>
    </style:style>
    <style:style style:name="ListLabel_20_312" style:display-name="ListLabel 312" style:family="text">
      <style:text-properties style:font-name-complex="Courier New" style:font-family-complex="'Courier New'" style:font-family-generic-complex="system" style:font-pitch-complex="variable"/>
    </style:style>
    <style:style style:name="ListLabel_20_313" style:display-name="ListLabel 313" style:family="text">
      <style:text-properties style:font-name-complex="Wingdings" style:font-family-complex="Wingdings" style:font-family-generic-complex="system" style:font-pitch-complex="variable"/>
    </style:style>
    <style:style style:name="ListLabel_20_296" style:display-name="ListLabel 296" style:family="text">
      <style:text-properties style:font-name-complex="Symbol" style:font-family-complex="Symbol" style:font-family-generic-complex="system" style:font-pitch-complex="variable"/>
    </style:style>
    <style:style style:name="ListLabel_20_297" style:display-name="ListLabel 297" style:family="text">
      <style:text-properties style:font-name-complex="Courier New" style:font-family-complex="'Courier New'" style:font-family-generic-complex="system" style:font-pitch-complex="variable"/>
    </style:style>
    <style:style style:name="ListLabel_20_298" style:display-name="ListLabel 298" style:family="text">
      <style:text-properties style:font-name-complex="Wingdings" style:font-family-complex="Wingdings" style:font-family-generic-complex="system" style:font-pitch-complex="variable"/>
    </style:style>
    <style:style style:name="ListLabel_20_299" style:display-name="ListLabel 299" style:family="text">
      <style:text-properties style:font-name-complex="Symbol" style:font-family-complex="Symbol" style:font-family-generic-complex="system" style:font-pitch-complex="variable"/>
    </style:style>
    <style:style style:name="ListLabel_20_300" style:display-name="ListLabel 300" style:family="text">
      <style:text-properties style:font-name-complex="Courier New" style:font-family-complex="'Courier New'" style:font-family-generic-complex="system" style:font-pitch-complex="variable"/>
    </style:style>
    <style:style style:name="ListLabel_20_301" style:display-name="ListLabel 301" style:family="text">
      <style:text-properties style:font-name-complex="Wingdings" style:font-family-complex="Wingdings" style:font-family-generic-complex="system" style:font-pitch-complex="variable"/>
    </style:style>
    <style:style style:name="ListLabel_20_302" style:display-name="ListLabel 302" style:family="text">
      <style:text-properties style:font-name-complex="Symbol" style:font-family-complex="Symbol" style:font-family-generic-complex="system" style:font-pitch-complex="variable"/>
    </style:style>
    <style:style style:name="ListLabel_20_303" style:display-name="ListLabel 303" style:family="text">
      <style:text-properties style:font-name-complex="Courier New" style:font-family-complex="'Courier New'" style:font-family-generic-complex="system" style:font-pitch-complex="variable"/>
    </style:style>
    <style:style style:name="ListLabel_20_304" style:display-name="ListLabel 304"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7" style:display-name="ListLabel 287" style:family="text">
      <style:text-properties style:font-name-complex="Symbol" style:font-family-complex="Symbol" style:font-family-generic-complex="system" style:font-pitch-complex="variable"/>
    </style:style>
    <style:style style:name="ListLabel_20_288" style:display-name="ListLabel 288" style:family="text">
      <style:text-properties style:font-name-complex="Courier New" style:font-family-complex="'Courier New'" style:font-family-generic-complex="system" style:font-pitch-complex="variable"/>
    </style:style>
    <style:style style:name="ListLabel_20_289" style:display-name="ListLabel 289" style:family="text">
      <style:text-properties style:font-name-complex="Wingdings" style:font-family-complex="Wingdings" style:font-family-generic-complex="system" style:font-pitch-complex="variable"/>
    </style:style>
    <style:style style:name="ListLabel_20_290" style:display-name="ListLabel 290" style:family="text">
      <style:text-properties style:font-name-complex="Symbol" style:font-family-complex="Symbol" style:font-family-generic-complex="system" style:font-pitch-complex="variable"/>
    </style:style>
    <style:style style:name="ListLabel_20_291" style:display-name="ListLabel 291" style:family="text">
      <style:text-properties style:font-name-complex="Courier New" style:font-family-complex="'Courier New'" style:font-family-generic-complex="system" style:font-pitch-complex="variable"/>
    </style:style>
    <style:style style:name="ListLabel_20_292" style:display-name="ListLabel 292" style:family="text">
      <style:text-properties style:font-name-complex="Wingdings" style:font-family-complex="Wingdings" style:font-family-generic-complex="system" style:font-pitch-complex="variable"/>
    </style:style>
    <style:style style:name="ListLabel_20_293" style:display-name="ListLabel 293" style:family="text">
      <style:text-properties style:font-name-complex="Symbol" style:font-family-complex="Symbol" style:font-family-generic-complex="system" style:font-pitch-complex="variable"/>
    </style:style>
    <style:style style:name="ListLabel_20_294" style:display-name="ListLabel 294" style:family="text">
      <style:text-properties style:font-name-complex="Courier New" style:font-family-complex="'Courier New'" style:font-family-generic-complex="system" style:font-pitch-complex="variable"/>
    </style:style>
    <style:style style:name="ListLabel_20_295" style:display-name="ListLabel 295" style:family="text">
      <style:text-properties style:font-name-complex="Wingdings" style:font-family-complex="Wingdings" style:font-family-generic-complex="system" style:font-pitch-complex="variable"/>
    </style:style>
    <style:style style:name="ListLabel_20_278" style:display-name="ListLabel 278" style:family="text">
      <style:text-properties style:font-name-complex="Symbol" style:font-family-complex="Symbol" style:font-family-generic-complex="system" style:font-pitch-complex="variable"/>
    </style:style>
    <style:style style:name="ListLabel_20_279" style:display-name="ListLabel 279" style:family="text">
      <style:text-properties style:font-name-complex="Courier New" style:font-family-complex="'Courier New'" style:font-family-generic-complex="system" style:font-pitch-complex="variable"/>
    </style:style>
    <style:style style:name="ListLabel_20_280" style:display-name="ListLabel 280" style:family="text">
      <style:text-properties style:font-name-complex="Wingdings" style:font-family-complex="Wingdings" style:font-family-generic-complex="system" style:font-pitch-complex="variable"/>
    </style:style>
    <style:style style:name="ListLabel_20_281" style:display-name="ListLabel 281" style:family="text">
      <style:text-properties style:font-name-complex="Symbol" style:font-family-complex="Symbol" style:font-family-generic-complex="system" style:font-pitch-complex="variable"/>
    </style:style>
    <style:style style:name="ListLabel_20_282" style:display-name="ListLabel 282" style:family="text">
      <style:text-properties style:font-name-complex="Courier New" style:font-family-complex="'Courier New'" style:font-family-generic-complex="system" style:font-pitch-complex="variable"/>
    </style:style>
    <style:style style:name="ListLabel_20_283" style:display-name="ListLabel 283" style:family="text">
      <style:text-properties style:font-name-complex="Wingdings" style:font-family-complex="Wingdings" style:font-family-generic-complex="system" style:font-pitch-complex="variable"/>
    </style:style>
    <style:style style:name="ListLabel_20_284" style:display-name="ListLabel 284" style:family="text">
      <style:text-properties style:font-name-complex="Symbol" style:font-family-complex="Symbol" style:font-family-generic-complex="system" style:font-pitch-complex="variable"/>
    </style:style>
    <style:style style:name="ListLabel_20_285" style:display-name="ListLabel 285" style:family="text">
      <style:text-properties style:font-name-complex="Courier New" style:font-family-complex="'Courier New'" style:font-family-generic-complex="system" style:font-pitch-complex="variable"/>
    </style:style>
    <style:style style:name="ListLabel_20_286" style:display-name="ListLabel 286" style:family="text">
      <style:text-properties style:font-name-complex="Wingdings"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position-and-space-mode="label-alignment">
          <style:list-level-label-alignment text:label-followed-by="listtab" fo:text-indent="-0.432cm" fo:margin-left="0.432cm"/>
        </style:list-level-properties>
        <style:text-properties fo:font-family="Times"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text:bullet-char="n">
        <style:list-level-properties text:list-level-position-and-space-mode="label-alignment">
          <style:list-level-label-alignment text:label-followed-by="listtab" fo:text-indent="-0.457cm" fo:margin-left="0.457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n">
        <style:list-level-properties text:list-level-position-and-space-mode="label-alignment">
          <style:list-level-label-alignment text:label-followed-by="listtab" fo:text-indent="-0.635cm" fo:margin-left="0.635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n">
        <style:list-level-properties text:list-level-position-and-space-mode="label-alignment">
          <style:list-level-label-alignment text:label-followed-by="listtab" fo:text-indent="-0.635cm" fo:margin-left="1.27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n">
        <style:list-level-properties text:list-level-position-and-space-mode="label-alignment">
          <style:list-level-label-alignment text:label-followed-by="listtab" fo:text-indent="-0.635cm" fo:margin-left="1.905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n">
        <style:list-level-properties text:list-level-position-and-space-mode="label-alignment">
          <style:list-level-label-alignment text:label-followed-by="listtab" fo:text-indent="-0.635cm" fo:margin-left="2.54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fo:font-family="'Times New Roman'"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2"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3"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4"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6"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7"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8"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9"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0"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1"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2"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3"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4"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5"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6"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332"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33"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34"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35"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36"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337"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38"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39"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340"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305"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06"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07"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08"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09"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310"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11"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12"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313"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296"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7"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298"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99"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00"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301"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02"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03"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304"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287"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88"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289"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90"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91"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292"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93"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94"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295"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278"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79"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280"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81"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82"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283"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84"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5"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286"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cm" fo:margin-right="0cm" style:line-height-at-least="0.423cm" fo:text-align="end" style:justify-single-word="false" fo:text-indent="0cm" style:auto-text-indent="false">
        <style:tab-stops>
          <style:tab-stop style:position="0cm"/>
        </style:tab-stops>
      </style:paragraph-properties>
    </style:style>
    <style:style style:name="MP2" style:family="paragraph" style:parent-style-name="Header">
      <style:paragraph-properties fo:margin-left="0cm" fo:margin-right="0cm" fo:text-indent="0cm" style:auto-text-indent="false"/>
    </style:style>
    <style:page-layout style:name="Mpm1">
      <style:page-layout-properties fo:page-width="21.59cm" fo:page-height="27.94cm" style:num-format="1" style:print-orientation="portrait" fo:margin-top="0.3cm" fo:margin-bottom="0cm" fo:margin-left="0.499cm" fo:margin-right="0.499cm" style:writing-mode="lr-tb" style:layout-grid-color="#c0c0c0" style:layout-grid-lines="50"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header-footer-properties fo:min-height="0.499cm" fo:margin-left="0cm" fo:margin-right="0cm" fo:margin-top="0.399cm" style:dynamic-spacing="true"/>
      </style:footer-style>
    </style:page-layout>
    <style:page-layout style:name="Mpm2">
      <style:page-layout-properties fo:page-width="21.59cm" fo:page-height="27.94cm" style:num-format="1" style:print-orientation="portrait" fo:margin-top="0.3cm" fo:margin-bottom="0.199cm" fo:margin-left="0.499cm" fo:margin-right="0.499cm" style:writing-mode="lr-tb" style:layout-grid-color="#c0c0c0" style:layout-grid-lines="50"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tab/><text:tab/><text:tab/><text:tab/><text:tab/><text:tab/><text:tab/> <text:s text:c="3"/><text:page-number text:select-page="current">5</text:page-number></text:p>
      </style:header>
      <style:footer>
        <text:p text:style-name="Footer"><text:tab/></text:p>
      </style:footer>
    </style:master-page>
    <style:master-page style:name="First_20_Page" style:display-name="First Page" style:page-layout-name="Mpm2" draw:style-name="Mdp1" style:next-style-name="Standard">
      <style:header>
        <text:p text:style-name="MP2"/>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urriculum Vitae</dc:title>
    <dc:subject>Resume</dc:subject>
    <meta:initial-creator>Corey Jackson</meta:initial-creator>
    <meta:keyword>Corey</meta:keyword>
    <meta:keyword>Jackson</meta:keyword>
    <meta:editing-cycles>247</meta:editing-cycles>
    <meta:print-date>2020-09-21T03:03:00</meta:print-date>
    <meta:creation-date>2020-09-21T03:03:00</meta:creation-date>
    <dc:date>2025-03-04T15:00:13.427919826</dc:date>
    <meta:editing-duration>P3DT17H5M42S</meta:editing-duration>
    <meta:generator>Collabora_Office/24.04.12.4$iOS_AARCH64 LibreOffice_project/ef9dc9e4b253f1461f80c70fd8aba1669944eba5</meta:generator>
    <meta:document-statistic meta:table-count="1" meta:image-count="0" meta:object-count="0" meta:page-count="5" meta:paragraph-count="197" meta:word-count="2676" meta:character-count="19306" meta:non-whitespace-character-count="16847"/>
    <meta:user-defined meta:name="AppVersion">16.0000</meta:user-defined>
    <meta:user-defined meta:name="DocSecurity" meta:value-type="float">0</meta:user-defined>
    <meta:user-defined meta:name="HyperlinksChanged" meta:value-type="boolean">false</meta:user-defined>
    <meta:user-defined meta:name="LCID" meta:value-type="float">1033</meta:user-defined>
    <meta:user-defined meta:name="LinksUpToDate" meta:value-type="boolean">false</meta:user-defined>
    <meta:user-defined meta:name="ScaleCrop" meta:value-type="boolean">false</meta:user-defined>
    <meta:user-defined meta:name="ShareDoc" meta:value-type="boolean">false</meta:user-defined>
    <meta:user-defined meta:name="UseDefaultLanguage" meta:value-type="boolean">true</meta:user-defined>
    <meta:user-defined meta:name="Version" meta:value-type="float">2000102700</meta:user-defined>
    <meta:template xlink:type="simple" xlink:actuate="onRequest" xlink:title="D:\Program Files\Microsoft Office\Templates\1033\Elegant Resume.dot" xlink:href=""/>
  </office:meta>
</office:document-meta>
</file>